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A0000005066920754694C9D99.png" manifest:media-type="image/png"/>
  <manifest:file-entry manifest:full-path="Pictures/10000000000000FC0000004DD4703356B956DF6F.png" manifest:media-type="image/png"/>
  <manifest:file-entry manifest:full-path="Pictures/10000201000000DA00000023A11432D1AA6E20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2" svg:font-family="OpenSymbol"/>
    <style:font-face style:name="Arial" svg:font-family="Arial" style:font-family-generic="roman"/>
    <style:font-face style:name="Courier New2" svg:font-family="'Courier New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3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1.502cm" fo:margin-left="0cm" fo:margin-top="0cm" fo:margin-bottom="0cm" table:align="left"/>
    </style:style>
    <style:style style:name="Таблица1.A" style:family="table-column">
      <style:table-column-properties style:column-width="1.937cm"/>
    </style:style>
    <style:style style:name="Таблица1.B" style:family="table-column">
      <style:table-column-properties style:column-width="1.861cm"/>
    </style:style>
    <style:style style:name="Таблица1.C" style:family="table-column">
      <style:table-column-properties style:column-width="2.302cm"/>
    </style:style>
    <style:style style:name="Таблица1.D" style:family="table-column">
      <style:table-column-properties style:column-width="2.605cm"/>
    </style:style>
    <style:style style:name="Таблица1.E" style:family="table-column">
      <style:table-column-properties style:column-width="2.798cm"/>
    </style:style>
    <style:style style:name="Таблица1.1" style:family="table-row">
      <style:table-row-properties style:min-row-height="0.504cm" fo:keep-together="auto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49cm" fo:border="0.05pt solid #000000"/>
    </style:style>
    <style:style style:name="Таблица1.2" style:family="table-row">
      <style:table-row-properties style:min-row-height="1.393cm" fo:keep-together="auto"/>
    </style:style>
    <style:style style:name="Таблица1.A2" style:family="table-cell">
      <style:table-cell-properties fo:padding="0.049cm" fo:border-left="0.05pt solid #000000" fo:border-right="none" fo:border-top="none" fo:border-bottom="0.05pt solid #000000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9cm" fo:keep-together="auto"/>
    </style:style>
    <style:style style:name="Таблица1.4" style:family="table-row">
      <style:table-row-properties style:min-row-height="0.884cm" fo:keep-together="auto"/>
    </style:style>
    <style:style style:name="Таблица1.5" style:family="table-row">
      <style:table-row-properties style:min-row-height="1.797cm" fo:keep-together="auto"/>
    </style:style>
    <style:style style:name="Таблица2" style:family="table">
      <style:table-properties style:width="11cm" fo:margin-left="0cm" fo:margin-top="0cm" fo:margin-bottom="0cm" table:align="left"/>
    </style:style>
    <style:style style:name="Таблица2.A" style:family="table-column">
      <style:table-column-properties style:column-width="1.797cm"/>
    </style:style>
    <style:style style:name="Таблица2.B" style:family="table-column">
      <style:table-column-properties style:column-width="2.261cm"/>
    </style:style>
    <style:style style:name="Таблица2.C" style:family="table-column">
      <style:table-column-properties style:column-width="2.312cm"/>
    </style:style>
    <style:style style:name="Таблица2.D" style:family="table-column">
      <style:table-column-properties style:column-width="2.482cm"/>
    </style:style>
    <style:style style:name="Таблица2.E" style:family="table-column">
      <style:table-column-properties style:column-width="2.147cm"/>
    </style:style>
    <style:style style:name="Таблица2.1" style:family="table-row">
      <style:table-row-properties style:min-row-height="0.9cm" fo:keep-together="auto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49cm" fo:border="0.05pt solid #000000"/>
    </style:style>
    <style:style style:name="Таблица2.2" style:family="table-row">
      <style:table-row-properties style:min-row-height="1.596cm" fo:keep-together="auto"/>
    </style:style>
    <style:style style:name="Таблица2.A2" style:family="table-cell">
      <style:table-cell-properties fo:padding="0.049cm" fo:border-left="0.05pt solid #000000" fo:border-right="none" fo:border-top="none" fo:border-bottom="0.05pt solid #000000"/>
    </style:style>
    <style:style style:name="Таблица2.E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852cm" fo:keep-together="auto"/>
    </style:style>
    <style:style style:name="Таблица2.4" style:family="table-row">
      <style:table-row-properties style:min-row-height="0.884cm" fo:keep-together="auto"/>
    </style:style>
    <style:style style:name="Таблица2.5" style:family="table-row">
      <style:table-row-properties style:min-row-height="2.861cm" fo:keep-together="auto"/>
    </style:style>
    <style:style style:name="Таблица2.6" style:family="table-row">
      <style:table-row-properties style:min-row-height="2.051cm" fo:keep-together="auto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paragraph-rsid="00525bcf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paragraph-rsid="005145a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5b11bb" officeooo:paragraph-rsid="005b11bb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rsid="00525bcf" officeooo:paragraph-rsid="00525bc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officeooo:rsid="005b11bb" officeooo:paragraph-rsid="005b11b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rsid="005b11bb" officeooo:paragraph-rsid="0071dbe5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line-height="100%"/>
      <style:text-properties officeooo:paragraph-rsid="0010b1af"/>
    </style:style>
    <style:style style:name="P11" style:family="paragraph" style:parent-style-name="Text_20_body">
      <style:paragraph-properties fo:line-height="100%"/>
      <style:text-properties style:text-position="0% 100%" style:font-name="Times New Roman2" fo:font-size="10pt" officeooo:rsid="002e1832" officeooo:paragraph-rsid="0056fbbb" style:font-size-asian="10pt" style:font-size-complex="10pt"/>
    </style:style>
    <style:style style:name="P12" style:family="paragraph" style:parent-style-name="Text_20_body">
      <style:paragraph-properties fo:line-height="100%"/>
      <style:text-properties style:text-position="0% 100%" style:font-name="Times New Roman2" fo:font-size="10pt" officeooo:rsid="0021c43a" officeooo:paragraph-rsid="0021c43a" style:font-size-asian="10pt" style:font-size-complex="10pt"/>
    </style:style>
    <style:style style:name="P13" style:family="paragraph" style:parent-style-name="Text_20_body">
      <style:text-properties officeooo:rsid="005e5e49" officeooo:paragraph-rsid="005e5e49"/>
    </style:style>
    <style:style style:name="P14" style:family="paragraph" style:parent-style-name="Text_20_body">
      <style:text-properties officeooo:rsid="005e5e49" officeooo:paragraph-rsid="0072e853"/>
    </style:style>
    <style:style style:name="P15" style:family="paragraph" style:parent-style-name="Text_20_body">
      <style:paragraph-properties fo:text-align="center" style:justify-single-word="false"/>
      <style:text-properties style:font-name="Times New Roman2" fo:font-size="10pt" style:font-size-asian="10pt" style:font-size-complex="10pt"/>
    </style:style>
    <style:style style:name="P16" style:family="paragraph" style:parent-style-name="Text_20_body">
      <style:paragraph-properties fo:line-height="100%"/>
      <style:text-properties style:font-name="Times New Roman2" fo:font-size="10pt" officeooo:rsid="0013b7bc" officeooo:paragraph-rsid="0013b7bc" style:font-size-asian="10pt" style:font-size-complex="10pt"/>
    </style:style>
    <style:style style:name="P17" style:family="paragraph" style:parent-style-name="Text_20_body">
      <style:text-properties officeooo:rsid="004bb740" officeooo:paragraph-rsid="004bb740"/>
    </style:style>
    <style:style style:name="P18" style:family="paragraph" style:parent-style-name="Text_20_body">
      <style:text-properties officeooo:rsid="00220346" officeooo:paragraph-rsid="00220346"/>
    </style:style>
    <style:style style:name="P19" style:family="paragraph" style:parent-style-name="Text_20_body">
      <style:text-properties officeooo:rsid="002cf836" officeooo:paragraph-rsid="002cf836"/>
    </style:style>
    <style:style style:name="P20" style:family="paragraph" style:parent-style-name="Text_20_body">
      <style:text-properties officeooo:rsid="0060ffc6" officeooo:paragraph-rsid="0060ffc6"/>
    </style:style>
    <style:style style:name="P21" style:family="paragraph" style:parent-style-name="Text_20_body">
      <style:text-properties officeooo:rsid="00618c67" officeooo:paragraph-rsid="00618c67"/>
    </style:style>
    <style:style style:name="P22" style:family="paragraph" style:parent-style-name="Text_20_body">
      <style:text-properties fo:color="#000000" officeooo:rsid="005c1116" officeooo:paragraph-rsid="005c1116"/>
    </style:style>
    <style:style style:name="P23" style:family="paragraph" style:parent-style-name="Text_20_body">
      <style:text-properties officeooo:rsid="0064df24" officeooo:paragraph-rsid="0064df24"/>
    </style:style>
    <style:style style:name="P24" style:family="paragraph" style:parent-style-name="Text_20_body">
      <style:text-properties officeooo:rsid="0065fca2" officeooo:paragraph-rsid="0065fca2"/>
    </style:style>
    <style:style style:name="P25" style:family="paragraph" style:parent-style-name="Text_20_body">
      <style:text-properties officeooo:rsid="0033a057" officeooo:paragraph-rsid="0071dbe5"/>
    </style:style>
    <style:style style:name="P26" style:family="paragraph" style:parent-style-name="Text_20_body">
      <style:text-properties officeooo:rsid="005a8630" officeooo:paragraph-rsid="0071dbe5"/>
    </style:style>
    <style:style style:name="P27" style:family="paragraph" style:parent-style-name="Text_20_body">
      <style:text-properties officeooo:rsid="0064756b" officeooo:paragraph-rsid="0071dbe5"/>
    </style:style>
    <style:style style:name="P28" style:family="paragraph" style:parent-style-name="Text_20_body">
      <style:text-properties officeooo:rsid="0072e853" officeooo:paragraph-rsid="0072e853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30" style:family="paragraph" style:parent-style-name="Abstract">
      <style:text-properties officeooo:rsid="0010b1af" officeooo:paragraph-rsid="0010b1af"/>
    </style:style>
    <style:style style:name="P31" style:family="paragraph" style:parent-style-name="Текст_20_программы">
      <style:text-properties officeooo:rsid="005e5e49" officeooo:paragraph-rsid="005e5e49"/>
    </style:style>
    <style:style style:name="P32" style:family="paragraph" style:parent-style-name="Текст_20_программы">
      <style:text-properties officeooo:rsid="00622415"/>
    </style:style>
    <style:style style:name="P33" style:family="paragraph" style:parent-style-name="Текст_20_программы">
      <style:text-properties officeooo:rsid="00622415" officeooo:paragraph-rsid="00622415"/>
    </style:style>
    <style:style style:name="P34" style:family="paragraph" style:parent-style-name="Текст_20_программы">
      <style:text-properties officeooo:paragraph-rsid="00622415"/>
    </style:style>
    <style:style style:name="P35" style:family="paragraph" style:parent-style-name="Текст_20_программы">
      <style:text-properties fo:font-weight="bold" style:font-weight-asian="bold" style:font-weight-complex="bold"/>
    </style:style>
    <style:style style:name="P36" style:family="paragraph" style:parent-style-name="_3f__3f__3f__3f__3f__3f__3f_">
      <style:paragraph-properties fo:line-height="100%" fo:text-align="center" style:justify-single-word="false"/>
      <style:text-properties fo:color="#000000" style:text-position="0% 100%" style:font-name="Times New Roman2" fo:font-size="10pt" officeooo:rsid="002e1832" officeooo:paragraph-rsid="0056fbbb" style:font-size-asian="10pt" style:font-size-complex="10pt"/>
    </style:style>
    <style:style style:name="P37" style:family="paragraph" style:parent-style-name="_3f__3f__3f__3f__3f__3f__3f_">
      <style:paragraph-properties fo:margin-top="0cm" fo:margin-bottom="0cm" loext:contextual-spacing="false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position="0% 100%" style:font-name="Times New Roman2" fo:font-size="10pt" officeooo:rsid="002e1832" style:font-size-asian="10pt" style:font-size-complex="10pt"/>
    </style:style>
    <style:style style:name="P38" style:family="paragraph" style:parent-style-name="Bibliography_20_1">
      <style:text-properties officeooo:rsid="00669a5c" officeooo:paragraph-rsid="00669a5c"/>
    </style:style>
    <style:style style:name="P39" style:family="paragraph" style:parent-style-name="Bibliography_20_Heading">
      <style:paragraph-properties fo:break-before="page"/>
    </style:style>
    <style:style style:name="P40" style:family="paragraph" style:parent-style-name="Heading" style:master-page-name="First_20_Page">
      <style:paragraph-properties style:page-number="auto"/>
      <style:text-properties officeooo:paragraph-rsid="000f88f9"/>
    </style:style>
    <style:style style:name="P41" style:family="paragraph" style:parent-style-name="Heading_20_1">
      <style:text-properties style:font-name="Times New Roman2"/>
    </style:style>
    <style:style style:name="P42" style:family="paragraph" style:parent-style-name="Heading_20_1">
      <style:text-properties officeooo:rsid="0011e660" officeooo:paragraph-rsid="0011e660"/>
    </style:style>
    <style:style style:name="P43" style:family="paragraph" style:parent-style-name="Heading_20_1">
      <style:text-properties officeooo:rsid="002db9c0" officeooo:paragraph-rsid="00308565"/>
    </style:style>
    <style:style style:name="P44" style:family="paragraph" style:parent-style-name="Heading_20_1">
      <style:text-properties officeooo:rsid="002cfcba" officeooo:paragraph-rsid="002cfcba"/>
    </style:style>
    <style:style style:name="P45" style:family="paragraph" style:parent-style-name="Heading_20_1">
      <style:text-properties officeooo:rsid="0033a057" officeooo:paragraph-rsid="0033a057"/>
    </style:style>
    <style:style style:name="P46" style:family="paragraph" style:parent-style-name="Heading_20_1">
      <style:text-properties officeooo:rsid="005e5e49" officeooo:paragraph-rsid="005e5e49"/>
    </style:style>
    <style:style style:name="P47" style:family="paragraph" style:parent-style-name="_3f__3f__3f__3f__3f__3f__3f_" style:list-style-name="L2">
      <style:text-properties style:text-position="0% 100%" style:font-name="Times New Roman2" fo:font-size="10pt" officeooo:rsid="002e1832" officeooo:paragraph-rsid="005b8c1c" style:font-size-asian="10pt" style:font-size-complex="10pt"/>
    </style:style>
    <style:style style:name="P48" style:family="paragraph" style:parent-style-name="_3f__3f__3f__3f__3f__3f__3f_" style:list-style-name="L2">
      <style:paragraph-properties fo:margin-top="0cm" fo:margin-bottom="0cm" loext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Times New Roman2" fo:font-size="10pt" officeooo:rsid="002e1832" style:font-size-asian="10pt" style:font-size-complex="10pt"/>
    </style:style>
    <style:style style:name="P49" style:family="paragraph" style:parent-style-name="_3f__3f__3f__3f__3f__3f__3f_" style:list-style-name="L2">
      <style:paragraph-properties fo:margin-top="0cm" fo:margin-bottom="0cm" loext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position="0% 100%" style:font-name="Times New Roman2" fo:font-size="10pt" officeooo:rsid="002e1832" style:font-size-asian="10pt" style:font-size-complex="10pt"/>
    </style:style>
    <style:style style:name="P50" style:family="paragraph" style:parent-style-name="Bibliography_20_1" style:list-style-name="L4">
      <style:text-properties officeooo:paragraph-rsid="00669a5c"/>
    </style:style>
    <style:style style:name="P51" style:family="paragraph" style:parent-style-name="Bibliography_20_1" style:list-style-name="L4">
      <style:text-properties officeooo:rsid="00669a5c" officeooo:paragraph-rsid="00669a5c"/>
    </style:style>
    <style:style style:name="P52" style:family="paragraph" style:parent-style-name="Bibliography_20_1" style:list-style-name="L4">
      <style:text-properties officeooo:rsid="00687d36" officeooo:paragraph-rsid="00687d36"/>
    </style:style>
    <style:style style:name="P53" style:family="paragraph" style:parent-style-name="Bibliography_20_1" style:list-style-name="L4">
      <style:text-properties officeooo:rsid="006a8927" officeooo:paragraph-rsid="006a8927"/>
    </style:style>
    <style:style style:name="P54" style:family="paragraph" style:parent-style-name="Bibliography_20_1" style:list-style-name="L4">
      <style:text-properties officeooo:rsid="006c78c7" officeooo:paragraph-rsid="006dfb0e"/>
    </style:style>
    <style:style style:name="P55" style:family="paragraph" style:parent-style-name="Text_20_body" style:list-style-name="L1">
      <style:paragraph-properties fo:line-height="100%"/>
      <style:text-properties officeooo:paragraph-rsid="0018455a"/>
    </style:style>
    <style:style style:name="P56" style:family="paragraph" style:parent-style-name="Text_20_body" style:list-style-name="L1">
      <style:paragraph-properties fo:line-height="100%"/>
      <style:text-properties officeooo:rsid="0017a0d3" officeooo:paragraph-rsid="0018c316"/>
    </style:style>
    <style:style style:name="P57" style:family="paragraph" style:parent-style-name="Text_20_body" style:list-style-name="L1">
      <style:paragraph-properties fo:line-height="100%"/>
      <style:text-properties style:text-position="0% 100%" style:font-name="Times New Roman2" fo:font-size="10pt" officeooo:rsid="001c6dd1" officeooo:paragraph-rsid="001c6dd1" style:font-size-asian="10pt" style:font-size-complex="10pt"/>
    </style:style>
    <style:style style:name="P58" style:family="paragraph" style:parent-style-name="Text_20_body" style:list-style-name="L3"/>
    <style:style style:name="P59" style:family="paragraph" style:parent-style-name="Text_20_body" style:list-style-name="L3">
      <style:text-properties officeooo:paragraph-rsid="0071dbe5"/>
    </style:style>
    <style:style style:name="P60" style:family="paragraph" style:parent-style-name="Text_20_body" style:list-style-name="L3">
      <style:text-properties officeooo:rsid="002539b5" officeooo:paragraph-rsid="002539b5"/>
    </style:style>
    <style:style style:name="P61" style:family="paragraph" style:parent-style-name="Text_20_body" style:list-style-name="L3">
      <style:text-properties officeooo:rsid="0029fe8d" officeooo:paragraph-rsid="0029fe8d"/>
    </style:style>
    <style:style style:name="P62" style:family="paragraph" style:parent-style-name="Text_20_body" style:list-style-name="L4">
      <style:text-properties officeooo:rsid="0029fe8d" officeooo:paragraph-rsid="006e28d4"/>
    </style:style>
    <style:style style:name="P63" style:family="paragraph">
      <loext:graphic-properties draw:fill="none" draw:fill-color="#cfe7f5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2" fo:font-size="10pt" officeooo:rsid="001462fd" style:font-size-asian="10pt" style:font-size-complex="10pt"/>
    </style:style>
    <style:style style:name="T2" style:family="text">
      <style:text-properties style:font-name="Times New Roman2" fo:font-size="10pt" officeooo:rsid="0018455a" style:font-size-asian="10pt" style:font-size-complex="10pt"/>
    </style:style>
    <style:style style:name="T3" style:family="text">
      <style:text-properties officeooo:rsid="000f16f5"/>
    </style:style>
    <style:style style:name="T4" style:family="text">
      <style:text-properties officeooo:rsid="0010b1af"/>
    </style:style>
    <style:style style:name="T5" style:family="text">
      <style:text-properties officeooo:rsid="0011027a"/>
    </style:style>
    <style:style style:name="T6" style:family="text">
      <style:text-properties officeooo:rsid="001462fd"/>
    </style:style>
    <style:style style:name="T7" style:family="text">
      <style:text-properties style:text-position="sub 58%" style:font-name="Times New Roman2" fo:font-size="10pt" officeooo:rsid="0016289e" style:font-size-asian="10pt" style:font-size-complex="10pt"/>
    </style:style>
    <style:style style:name="T8" style:family="text">
      <style:text-properties style:text-position="sub 58%" style:font-name="Times New Roman2" fo:font-size="10pt" officeooo:rsid="001462fd" style:font-size-asian="10pt" style:font-size-complex="10pt"/>
    </style:style>
    <style:style style:name="T9" style:family="text">
      <style:text-properties style:text-position="sub 58%" style:font-name="Times New Roman2" fo:font-size="10pt" officeooo:rsid="001bc10a" style:font-size-asian="10pt" style:font-size-complex="10pt"/>
    </style:style>
    <style:style style:name="T10" style:family="text">
      <style:text-properties style:text-position="0% 100%" style:font-name="Times New Roman2" fo:font-size="10pt" style:font-size-asian="10pt" style:font-size-complex="10pt"/>
    </style:style>
    <style:style style:name="T11" style:family="text">
      <style:text-properties style:text-position="0% 100%" style:font-name="Times New Roman2" fo:font-size="10pt" officeooo:rsid="001462fd" style:font-size-asian="10pt" style:font-size-complex="10pt"/>
    </style:style>
    <style:style style:name="T12" style:family="text">
      <style:text-properties style:text-position="0% 100%" style:font-name="Times New Roman2" fo:font-size="10pt" officeooo:rsid="0016289e" style:font-size-asian="10pt" style:font-size-complex="10pt"/>
    </style:style>
    <style:style style:name="T13" style:family="text">
      <style:text-properties style:text-position="0% 100%" style:font-name="Times New Roman2" fo:font-size="10pt" officeooo:rsid="0018455a" style:font-size-asian="10pt" style:font-size-complex="10pt"/>
    </style:style>
    <style:style style:name="T14" style:family="text">
      <style:text-properties style:text-position="0% 100%" style:font-name="Times New Roman2" fo:font-size="10pt" officeooo:rsid="0018c316" style:font-size-asian="10pt" style:font-size-complex="10pt"/>
    </style:style>
    <style:style style:name="T15" style:family="text">
      <style:text-properties style:text-position="0% 100%" style:font-name="Times New Roman2" fo:font-size="10pt" officeooo:rsid="00191f8b" style:font-size-asian="10pt" style:font-size-complex="10pt"/>
    </style:style>
    <style:style style:name="T16" style:family="text">
      <style:text-properties style:text-position="0% 100%" style:font-name="Times New Roman2" fo:font-size="10pt" officeooo:rsid="001a997c" style:font-size-asian="10pt" style:font-size-complex="10pt"/>
    </style:style>
    <style:style style:name="T17" style:family="text">
      <style:text-properties style:text-position="0% 100%" style:font-name="Times New Roman2" fo:font-size="10pt" officeooo:rsid="001bc10a" style:font-size-asian="10pt" style:font-size-complex="10pt"/>
    </style:style>
    <style:style style:name="T18" style:family="text">
      <style:text-properties style:text-position="0% 100%" style:font-name="Times New Roman3" fo:font-size="10pt" officeooo:rsid="00191f8b" style:font-size-asian="10pt" style:font-size-complex="10pt"/>
    </style:style>
    <style:style style:name="T19" style:family="text">
      <style:text-properties officeooo:rsid="00200cc1"/>
    </style:style>
    <style:style style:name="T20" style:family="text">
      <style:text-properties officeooo:rsid="00220346"/>
    </style:style>
    <style:style style:name="T21" style:family="text">
      <style:text-properties officeooo:rsid="0023f482"/>
    </style:style>
    <style:style style:name="T22" style:family="text">
      <style:text-properties style:font-name="Times New Roman" fo:font-size="10pt" officeooo:rsid="0023f482" style:font-size-asian="10.5pt"/>
    </style:style>
    <style:style style:name="T23" style:family="text">
      <style:text-properties style:font-name="Times New Roman" fo:font-size="10pt" officeooo:rsid="00269e9e" style:font-size-asian="10.5pt"/>
    </style:style>
    <style:style style:name="T24" style:family="text">
      <style:text-properties style:font-name="Times New Roman" fo:font-size="10pt" officeooo:rsid="0068f905" style:font-size-asian="10.5pt"/>
    </style:style>
    <style:style style:name="T25" style:family="text">
      <style:text-properties style:font-name="Times New Roman" fo:font-size="10pt" officeooo:rsid="00669a5c" style:font-size-asian="12pt" style:font-name-complex="Lohit Hindi2"/>
    </style:style>
    <style:style style:name="T26" style:family="text">
      <style:text-properties officeooo:rsid="0026c283"/>
    </style:style>
    <style:style style:name="T27" style:family="text">
      <style:text-properties officeooo:rsid="0028ab16"/>
    </style:style>
    <style:style style:name="T28" style:family="text">
      <style:text-properties officeooo:rsid="002e1832"/>
    </style:style>
    <style:style style:name="T29" style:family="text">
      <style:text-properties officeooo:rsid="0031888d"/>
    </style:style>
    <style:style style:name="T30" style:family="text">
      <style:text-properties officeooo:rsid="004a3623"/>
    </style:style>
    <style:style style:name="T31" style:family="text">
      <style:text-properties officeooo:rsid="004bb740"/>
    </style:style>
    <style:style style:name="T32" style:family="text">
      <style:text-properties officeooo:rsid="004c4dd4"/>
    </style:style>
    <style:style style:name="T33" style:family="text">
      <style:text-properties officeooo:rsid="004e30ca"/>
    </style:style>
    <style:style style:name="T34" style:family="text">
      <style:text-properties officeooo:rsid="004f9624"/>
    </style:style>
    <style:style style:name="T35" style:family="text">
      <style:text-properties fo:color="#000000"/>
    </style:style>
    <style:style style:name="T36" style:family="text">
      <style:text-properties fo:color="#000000" officeooo:rsid="005b8c1c"/>
    </style:style>
    <style:style style:name="T37" style:family="text">
      <style:text-properties officeooo:rsid="005b11bb"/>
    </style:style>
    <style:style style:name="T38" style:family="text">
      <style:text-properties officeooo:rsid="005b8c1c"/>
    </style:style>
    <style:style style:name="T39" style:family="text">
      <style:text-properties officeooo:rsid="0060ffc6"/>
    </style:style>
    <style:style style:name="T40" style:family="text">
      <style:text-properties style:font-name="Courier New" fo:font-size="9pt" style:font-size-asian="10.5pt"/>
    </style:style>
    <style:style style:name="T41" style:family="text">
      <style:text-properties officeooo:rsid="00622415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628dd8"/>
    </style:style>
    <style:style style:name="T44" style:family="text">
      <style:text-properties officeooo:rsid="00630fdb"/>
    </style:style>
    <style:style style:name="T45" style:family="text">
      <style:text-properties officeooo:rsid="00639fff"/>
    </style:style>
    <style:style style:name="T46" style:family="text">
      <style:text-properties officeooo:rsid="006402ec"/>
    </style:style>
    <style:style style:name="T47" style:family="text">
      <style:text-properties officeooo:rsid="0064df24"/>
    </style:style>
    <style:style style:name="T48" style:family="text">
      <style:text-properties officeooo:rsid="0065ba7c"/>
    </style:style>
    <style:style style:name="T49" style:family="text">
      <style:text-properties officeooo:rsid="00669a5c"/>
    </style:style>
    <style:style style:name="T50" style:family="text">
      <style:text-properties officeooo:rsid="006a8927"/>
    </style:style>
    <style:style style:name="T51" style:family="text">
      <style:text-properties officeooo:rsid="002539b5"/>
    </style:style>
    <style:style style:name="T52" style:family="text">
      <style:text-properties officeooo:rsid="006dfb0e"/>
    </style:style>
    <style:style style:name="T53" style:family="text">
      <style:text-properties officeooo:rsid="006e28d4"/>
    </style:style>
    <style:style style:name="T54" style:family="text">
      <style:text-properties officeooo:rsid="00703c6d"/>
    </style:style>
    <style:style style:name="T55" style:family="text">
      <style:text-properties officeooo:rsid="0071db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Супер-статья" text:name="Заголовок"/>
      </text:user-field-decls>
      <text:p text:style-name="P40"><text:span text:style-name="T30">Реализация алгоритма шифрования </text:span>ГОСТ Р 34.12-2015<text:span text:style-name="T3"> с длиной блока 128 бит для процессоров ARM</text:span></text:p>
      <text:p text:style-name="P15"><text:text-input text:description="Авторы статьи">Фахрутдинов Р.Ш., заведующий лабораторией безопасности информационных систем СПИИРАН, к.т.н., fahr@cobra.ru</text:text-input></text:p>
      <text:p text:style-name="P29">Аннотация</text:p>
      <text:p text:style-name="P30">Рассмотрен <text:span text:style-name="T30">реализация</text:span> алгоритма шифрования «Кузнечик» с длиной блока 128 бит <text:span text:style-name="T30">с оптимизацией</text:span> для процессоров ARM.</text:p>
      <text:p text:style-name="Abstract"/>
      <text:h text:style-name="P41" text:outline-level="1">Введение</text:h>
      <text:p text:style-name="P10"><text:span text:style-name="T4">19 июня 2015 года </text:span>приказами Федерального агентства по техническому регулированию и метрологии № 749-ст и 750-ст <text:span text:style-name="T4">были утверждены </text:span>национальны<text:span text:style-name="T4">е</text:span> стандарт<text:span text:style-name="T4">ы</text:span> ГОСТ Р 34.12–2015 и ГОСТ Р 34.13–2015. <text:span text:style-name="T5">В стандартах [</text:span><text:span text:style-name="T5"><text:bookmark-ref text:reference-format="number" text:ref-name="__RefHeading__716_64425142">1</text:bookmark-ref></text:span><text:span text:style-name="T5">] подробно описаны алгоритмы шифрования с длиной блока 128 бит «Кузнечик» и длиной блока 64 бита «Магма», определены режимы их работы, даны контрольные примеры для верификации разработанных на основе данных стандартов криптографических модулей. Мы рассмотрим особенности оптимизации данного алгоритма применительно к процессорам ARM. </text:span></text:p>
      <text:h text:style-name="P42" text:outline-level="1">Алгоритм шифрования «Кузнечик»</text:h>
      <text:p text:style-name="P16">Основой алгоритма является подстановочно-перестановочная сеть (SP-сеть), <text:span text:style-name="T6">над входными данными в 10 раундов последовательно выполняются следующие преобразования :</text:span></text:p>
      <text:list xml:id="list826927959" text:style-name="L1">
        <text:list-item>
          <text:p text:style-name="P55"><text:span text:style-name="T1">Преобразование X : </text:span><text:span text:style-name="T2">B</text:span><text:span text:style-name="T7">i</text:span><text:span text:style-name="T1"> </text:span><text:span text:style-name="T2">= </text:span><text:span text:style-name="T1">A</text:span><text:span text:style-name="T7">i</text:span><text:span text:style-name="T1"> XOR K</text:span><text:span text:style-name="T8">i </text:span><text:span text:style-name="T11">,</text:span><text:span text:style-name="T12"> где A</text:span><text:span text:style-name="T7">0</text:span><text:span text:style-name="T12"> — исходный текст, остальные <text:s/></text:span><text:span text:style-name="T11">A</text:span><text:span text:style-name="T7">i</text:span><text:span text:style-name="T12"> — данные на i-том сеансе, </text:span><text:span text:style-name="T11">K</text:span><text:span text:style-name="T8">i </text:span><text:span text:style-name="T12">- сеансовый ключ шифрования, </text:span><text:span text:style-name="T13">B</text:span><text:span text:style-name="T7">i</text:span><text:span text:style-name="T12"> - </text:span><text:span text:style-name="T13">результат преобразования</text:span><text:span text:style-name="T12">;</text:span></text:p>
        </text:list-item>
        <text:list-item>
          <text:p text:style-name="P56"><text:span text:style-name="T12">П</text:span><text:span text:style-name="T10">реобразование S : </text:span><text:span text:style-name="T13">побайтная замена каждого байта B</text:span><text:span text:style-name="T7">i </text:span><text:span text:style-name="T14">по его индексу из таблицы </text:span><text:span text:style-name="T18">π</text:span><text:span text:style-name="T15">, определённой в стандарте</text:span><text:span text:style-name="T16">, результат заносится в </text:span><text:span text:style-name="T17">C</text:span><text:span text:style-name="T9">i</text:span><text:span text:style-name="T17">;</text:span></text:p>
        </text:list-item>
        <text:list-item>
          <text:p text:style-name="P57">Преобразование L : <text:span text:style-name="T19">линейное преобразование, которое представляет собой регистр сдвига с обратной связью, реализованный над полем Галуа по модулю неприводимого многочлена степени 8. Для ускорения процедуры, большинство реализаций используют предвычисления для формирования готовой таблицы, в качестве индекса используется очередной обрабатываемый байт.</text:span></text:p>
        </text:list-item>
      </text:list>
      <text:p text:style-name="P12"><text:soft-page-break/>Входной ключ преобразовывается в <text:span text:style-name="T20">10 </text:span>сеансовы<text:span text:style-name="T20">х за 32 раунда, для этого используются те же самые криптографические примитивы, что и при шифровании данных.</text:span></text:p>
      <text:h text:style-name="P43" text:outline-level="1">Почему ARM?</text:h>
      <text:p text:style-name="P17">ARM-процессоры занимают доминирующее положение в качестве MPU <text:span text:style-name="T44">(Mobile Processor Unit)</text:span> для планшетов, смартфонов, электронных книг, переносных игровых приставок и т. д. Кроме того, на их базе (наряду с <text:span text:style-name="T45">архитектурой </text:span>MIPS), выпускаются роутеры, промышленные платы для <text:span text:style-name="T46">управления оборудованием</text:span> <text:span text:style-name="T34">и KIT-наборы для разработки электронных устройств</text:span>.<text:span text:style-name="T28"> Ряд отечественных компаний выпускает микропроцессоры на базе ядра ARM.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Название</text:p>
          </table:table-cell>
          <table:table-cell table:style-name="Таблица1.A1" office:value-type="string">
            <text:p text:style-name="P7">Компания</text:p>
          </table:table-cell>
          <table:table-cell table:style-name="Таблица1.A1" office:value-type="string">
            <text:p text:style-name="P6">Архитектура</text:p>
          </table:table-cell>
          <table:table-cell table:style-name="Таблица1.A1" office:value-type="string">
            <text:p text:style-name="P6">Кэш</text:p>
          </table:table-cell>
          <table:table-cell table:style-name="Таблица1.E1" office:value-type="string">
            <text:p text:style-name="P6">Частота</text:p>
          </table:table-cell>
        </table:table-row>
        <table:table-row table:style-name="Таблица1.2">
          <table:table-cell table:style-name="Таблица1.A2" office:value-type="string">
            <text:p text:style-name="P2">Baikal-M *<text:line-break/>64-бит, 28нм</text:p>
          </table:table-cell>
          <table:table-cell table:style-name="Таблица1.A2" office:value-type="string">
            <text:p text:style-name="P1"><draw:frame text:anchor-type="as-char" svg:y="0.037cm" draw:z-index="0" draw:style-name="gr1" draw:text-style-name="P63" svg:width="1.715cm" svg:height="0.523cm"><draw:image xlink:href="Pictures/10000000000000FC0000004DD4703356B956DF6F.png" xlink:type="simple" xlink:show="embed" xlink:actuate="onLoad"><text:p/></draw:image></draw:frame></text:p>
            <text:p text:style-name="P1"/>
          </table:table-cell>
          <table:table-cell table:style-name="Таблица1.A2" office:value-type="string">
            <text:p text:style-name="P3">до 8 ядер<text:line-break/>Cortex-A57</text:p>
            <text:p text:style-name="P3">(ARMv8-A),<text:line-break/>SIMD ARM-NEON</text:p>
          </table:table-cell>
          <table:table-cell table:style-name="Таблица1.A2" office:value-type="string">
            <text:p text:style-name="P2">L2 512 KB/ядро<text:line-break/>L3 8 MB</text:p>
          </table:table-cell>
          <table:table-cell table:style-name="Таблица1.E2" office:value-type="string">
            <text:p text:style-name="P2">до 2ГГц</text:p>
          </table:table-cell>
        </table:table-row>
        <table:table-row table:style-name="Таблица1.3">
          <table:table-cell table:style-name="Таблица1.A2" office:value-type="string">
            <text:p text:style-name="P2">СБИС К1879ХБ1Я,<text:line-break/>32-бит, 65нм</text:p>
          </table:table-cell>
          <table:table-cell table:style-name="Таблица1.A2" office:value-type="string">
            <text:p text:style-name="P1"><draw:frame text:anchor-type="paragraph" draw:z-index="1" draw:style-name="gr2" draw:text-style-name="P63" svg:width="1.714cm" svg:height="0.678cm" svg:x="0.002cm" svg:y="0.002cm"><draw:image xlink:href="Pictures/10000000000000CA0000005066920754694C9D99.png" xlink:type="simple" xlink:show="embed" xlink:actuate="onLoad"><text:p/></draw:image></draw:frame></text:p>
          </table:table-cell>
          <table:table-cell table:style-name="Таблица1.A2" office:value-type="string">
            <text:p text:style-name="P2">ARM1176JZF-S,<text:line-break/>NeuroMatrix® NMC3**</text:p>
          </table:table-cell>
          <table:table-cell table:style-name="Таблица1.A2" office:value-type="string">
            <text:p text:style-name="P2">L1:<text:line-break/>Кэш команд 16KB<text:line-break/>Кэш данных 16KB</text:p>
          </table:table-cell>
          <table:table-cell table:style-name="Таблица1.E2" office:value-type="string">
            <text:p text:style-name="P2">324МГц +324МГц (сопроцессор)</text:p>
          </table:table-cell>
        </table:table-row>
        <table:table-row table:style-name="Таблица1.4">
          <table:table-cell table:style-name="Таблица1.A2" office:value-type="string">
            <text:p text:style-name="P2">СБИС 1879ВЯ1Я,<text:line-break/>32-бит, 65нм</text:p>
          </table:table-cell>
          <table:table-cell table:style-name="Таблица1.A2" office:value-type="string">
            <text:p text:style-name="P1"><draw:frame text:anchor-type="paragraph" draw:z-index="2" draw:style-name="gr2" draw:text-style-name="P63" svg:width="1.712cm" svg:height="0.678cm" svg:x="0.002cm" svg:y="0.002cm"><draw:image xlink:href="Pictures/10000000000000CA0000005066920754694C9D99.png" xlink:type="simple" xlink:show="embed" xlink:actuate="onLoad"><text:p/></draw:image></draw:frame></text:p>
          </table:table-cell>
          <table:table-cell table:style-name="Таблица1.A2" office:value-type="string">
            <text:p text:style-name="P2">ARM1176JZF-S,<text:line-break/>2x NeuroMatrix® NMC3**</text:p>
          </table:table-cell>
          <table:table-cell table:style-name="Таблица1.A2" office:value-type="string">
            <text:p text:style-name="P2">L1:<text:line-break/>Кэш команд 16KB<text:line-break/>Кэш данных 16KB</text:p>
          </table:table-cell>
          <table:table-cell table:style-name="Таблица1.E2" office:value-type="string">
            <text:p text:style-name="P2">От 164МГц до 328МГц<text:line-break/>+ 2x 328МГц (сопроц.)</text:p>
          </table:table-cell>
        </table:table-row>
        <table:table-row table:style-name="Таблица1.5">
          <table:table-cell table:style-name="Таблица1.A2" office:value-type="string">
            <text:p text:style-name="P4">1892ВМ14Я,<text:line-break/>32-бит, 40 нм</text:p>
          </table:table-cell>
          <table:table-cell table:style-name="Таблица1.A2" office:value-type="string">
            <text:p text:style-name="P1"><draw:frame text:anchor-type="paragraph" draw:z-index="3" draw:style-name="gr2" draw:text-style-name="P63" svg:width="1.705cm" svg:height="0.274cm" svg:x="0.002cm" svg:y="0.002cm"><draw:image xlink:href="Pictures/10000201000000DA00000023A11432D1AA6E20C2.png" xlink:type="simple" xlink:show="embed" xlink:actuate="onLoad"><text:p/></draw:image></draw:frame></text:p>
          </table:table-cell>
          <table:table-cell table:style-name="Таблица1.A2" office:value-type="string">
            <text:p text:style-name="P2">2 ядра ARM Cortex-A9 (ARMv7),<text:line-break/>SIMD ARM-NEON, 2-x DSP-кластер “DELcore-30M”</text:p>
          </table:table-cell>
          <table:table-cell table:style-name="Таблица1.A2" office:value-type="string">
            <text:p text:style-name="P2">L1:<text:line-break/>Кэш команд 32 KB<text:line-break/>Кэш данных 32 KB<text:line-break/>L2 1 MB</text:p>
          </table:table-cell>
          <table:table-cell table:style-name="Таблица1.E2" office:value-type="string">
            <text:p text:style-name="P2">От 744 до 1104МГц + 480-912МГц (сопроц.)</text:p>
          </table:table-cell>
        </table:table-row>
      </table:table>
      <text:p text:style-name="P36">* Имеет аппаратный ускоритель, поддерживающий <text:s/></text:p>
      <text:p text:style-name="P37">алгоритмы <text:s/>AES, SHA-2, ГОСТ 28147-89, ГОСТ Р 34.10-2012</text:p>
      <text:p text:style-name="P37">** 64-битный DSP-процессор</text:p>
      <text:p text:style-name="P11">При грамотной реализации, <text:span text:style-name="T31">процессор </text:span>может обеспечить достаточную <text:soft-page-break/>скорость шифрования при высокой стойкости нового алгоритма. Программная реализация позволяет использовать алгоритм на большом количестве платформ (планшеты, телефоны, терминалы, оконечное оборудование и т. д.)</text:p>
      <text:p text:style-name="P11">В качестве альтернативы <text:span text:style-name="T31">были </text:span>рассмотрены ПЛИС (Altera, Zinq), которые могут обеспечить очень высокое быстродействие при умеренном энергопотреблении.</text:p>
      <text:h text:style-name="Heading_20_1" text:outline-level="1">Преимущества архитектуры ARM</text:h>
      <text:p text:style-name="Text_20_body"><text:span text:style-name="T38">При</text:span> реализации алгоритмов шифрования <text:span text:style-name="T38">важными особенностями современных процессоров ARM являются:</text:span></text:p>
      <text:list xml:id="list2362175503" text:style-name="L2">
        <text:list-item>
          <text:p text:style-name="P47"><text:span text:style-name="T35">Одновременное выполнение нескольких инструкций (при отсутствии взаимозависимых данных)</text:span><text:span text:style-name="T36">;</text:span></text:p>
        </text:list-item>
        <text:list-item>
          <text:p text:style-name="P48"><text:span text:style-name="T35">Большое число 32-битных регистров</text:span><text:span text:style-name="T36">;</text:span></text:p>
        </text:list-item>
        <text:list-item>
          <text:p text:style-name="P49">Загрузка результата операции в регистр, не содержащий данных для обработки;</text:p>
        </text:list-item>
        <text:list-item>
          <text:p text:style-name="P49">Возможность загрузки большого количества данных одной операцией <text:span text:style-name="T46">(операции групповой загрузки-выгрузки данных)</text:span>;</text:p>
        </text:list-item>
        <text:list-item>
          <text:p text:style-name="P49">Внутри команды можно дополнительно менять операнд перед обработкой;</text:p>
        </text:list-item>
        <text:list-item>
          <text:p text:style-name="P49">Наличие SIMD-расширения (ARM NEON), позволяющего выполнять инструкции над длинными данными в отдельном конвеере.</text:p>
        </text:list-item>
      </text:list>
      <text:p text:style-name="P22">Большинство возможностей в той или иной мере реализуют современные компиляторы.</text:p>
      <text:h text:style-name="P44" text:outline-level="1">Рассмотренные реализации</text:h>
      <text:p text:style-name="P18">Основной задачей, которая ставилась при исследовании, являлась <text:span text:style-name="T27">разработка </text:span>оптимизаци<text:span text:style-name="T27">и данного</text:span> алгоритма под процессоры ARM. <text:span text:style-name="T27">Были исследованы</text:span> <text:span text:style-name="T26">следующие реализации</text:span> :</text:p>
      <text:list xml:id="list2557523169" text:style-name="L3">
        <text:list-item>
          <text:p text:style-name="P58"><text:span text:style-name="T21">Базовая реализация от </text:span><text:span text:style-name="T22">ОАО «ИнфоТеКС» </text:span><text:span text:style-name="T23">(доступна на сайте ТК26) </text:span><text:span text:style-name="T24">[</text:span><text:span text:style-name="T24"><text:bookmark-ref text:reference-format="number" text:ref-name="__RefHeading__726_64425142">2</text:bookmark-ref></text:span><text:span text:style-name="T24">]</text:span></text:p>
        </text:list-item>
        <text:list-item>
          <text:p text:style-name="P59">Arseny Aprel<text:span text:style-name="T55">https://github.com/MaXaMaR/kuznezhik</text:span>ev <text:span text:style-name="T26">&lt;</text:span><text:a xlink:type="simple" xlink:href="mailto:arseny.aprelev@gmail.com" text:style-name="Internet_20_link" text:visited-style-name="Visited_20_Internet_20_Link">arseny.aprelev@gmail.com</text:a><text:span text:style-name="T26">&gt; [</text:span><text:span text:style-name="T26"><text:bookmark-ref text:reference-format="number" text:ref-name="__RefHeading__742_64425142">3</text:bookmark-ref></text:span><text:span text:style-name="T26">]</text:span></text:p>
        </text:list-item>
        <text:list-item>
          <text:p text:style-name="P60">Markku-Juhani O. Saarinen &lt;<text:a xlink:type="simple" xlink:href="mailto:mjos@iki.fi" text:style-name="Internet_20_link" text:visited-style-name="Visited_20_Internet_20_Link">mjos@iki.fi</text:a>&gt; <text:span text:style-name="T52">[</text:span><text:span text:style-name="T52"><text:bookmark-ref text:reference-format="number" text:ref-name="__RefHeading__754_64425142">4</text:bookmark-ref></text:span><text:span text:style-name="T52">]</text:span></text:p>
        </text:list-item>
        <text:list-item>
          <text:p text:style-name="P61">Max Tishkov &lt;<text:a xlink:type="simple" xlink:href="mailto:maxamar@mail.ru" text:style-name="Internet_20_link" text:visited-style-name="Visited_20_Internet_20_Link">maxamar@mail.ru</text:a>&gt; <text:span text:style-name="T54">[</text:span><text:bookmark-ref text:reference-format="number" text:ref-name="__RefHeading__787_64425142">5</text:bookmark-ref><text:span text:style-name="T54">]</text:span></text:p>
        </text:list-item>
      </text:list>
      <text:p text:style-name="P19">Наиболее <text:span text:style-name="T32">подходящей для дальнейшей работы по оптимизации, </text:span>нам показалась версия <text:span text:style-name="T55">[</text:span><text:span text:style-name="T55"><text:bookmark-ref text:reference-format="number" text:ref-name="__RefHeading__754_64425142">4</text:bookmark-ref></text:span><text:span text:style-name="T55">]</text:span>. <text:s/><text:span text:style-name="T29">В ней все преобразования сведены в таблицу </text:span><text:soft-page-break/><text:span text:style-name="T29">размером 65Кб, по которой функция шифрования выполняет операции XOR. Для расшифрования используются ещё 2 таблицы по 65Кб.</text:span></text:p>
      <text:h text:style-name="P45" text:outline-level="1">Результаты тестирования</text:h>
      <text:p text:style-name="P25">Исходный текст <text:span text:style-name="T55">[</text:span><text:span text:style-name="T55"><text:bookmark-ref text:reference-format="number" text:ref-name="__RefHeading__754_64425142">4</text:bookmark-ref></text:span><text:span text:style-name="T55">]</text:span> был доработан для использования типов данных, отличных от 128-бит (в оригинальной версии для этого было необходим процессор с набором инструкций SSE4.1 и соответствующий компилятор). Была сделана версия, в которой типы данных <text:span text:style-name="T33">для обработки </text:span>можно было выбрать (8, 16, 32, 64 и 128-<text:span text:style-name="T33">битные</text:span>). </text:p>
      <text:p text:style-name="P26">Для тестирования на процессорах ARM, с помощью кросскомпилятора было собрано тестовое приложение на базе версии <text:span text:style-name="T55">[</text:span><text:span text:style-name="T55"><text:bookmark-ref text:reference-format="number" text:ref-name="__RefHeading__754_64425142">4</text:bookmark-ref></text:span><text:span text:style-name="T55">]</text:span>.</text:p>
      <text:p text:style-name="P27">Первично мы сделали версию, которая использует только инструкции ARM-процессора, а затем некоторые места оптимизировали с помощью SIMD NEON. О<text:span text:style-name="T38">птимизация заключалась в замене наиболее узких мест реализации [</text:span><text:span text:style-name="T38"><text:bookmark-ref text:reference-format="number" text:ref-name="__RefHeading__754_64425142">4</text:bookmark-ref></text:span><text:span text:style-name="T38">] на реализацию с помощью инструкций сопроцессора NEON, которым оснащено большинство современных процессоров ARM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8">Процессор</text:p>
          </table:table-cell>
          <table:table-cell table:style-name="Таблица2.A1" office:value-type="string">
            <text:p text:style-name="P8">Версия <text:span text:style-name="T55">[</text:span><text:span text:style-name="T55"><text:bookmark-ref text:reference-format="number" text:ref-name="__RefHeading__726_64425142">2</text:bookmark-ref></text:span><text:span text:style-name="T55">]</text:span></text:p>
          </table:table-cell>
          <table:table-cell table:style-name="Таблица2.A1" office:value-type="string">
            <text:p text:style-name="P9">Версия <text:span text:style-name="T55">[</text:span><text:span text:style-name="T55"><text:bookmark-ref text:reference-format="number" text:ref-name="__RefHeading__754_64425142">4</text:bookmark-ref></text:span><text:span text:style-name="T55">]</text:span> </text:p>
          </table:table-cell>
          <table:table-cell table:style-name="Таблица2.E1" office:value-type="string">
            <text:p text:style-name="P9">Версия <text:span text:style-name="T55">[</text:span><text:span text:style-name="T55"><text:bookmark-ref text:reference-format="number" text:ref-name="__RefHeading__754_64425142">4</text:bookmark-ref></text:span><text:span text:style-name="T55">]</text:span> <text:span text:style-name="T38">+</text:span></text:p>
            <text:p text:style-name="P8">SIMD NEON</text:p>
          </table:table-cell>
        </table:table-row>
        <table:table-row table:style-name="Таблица2.2">
          <table:table-cell table:style-name="Таблица2.A2" office:value-type="string">
            <text:p text:style-name="P2">ARM Cortex-A9 Amlogic 8726-MX 800MHz</text:p>
          </table:table-cell>
          <table:table-cell table:style-name="Таблица2.A2" table:number-rows-spanned="3" office:value-type="string">
            <text:p text:style-name="P2">Кэш L1 <text:line-break/>Данные 32Кб<text:line-break/>Код 32Кб<text:line-break/>Кэш L2 512Кб<text:line-break/>2 ядра<text:line-break/>40нм</text:p>
          </table:table-cell>
          <table:table-cell table:style-name="Таблица2.A2" office:value-type="string">
            <text:p text:style-name="P2">361Кб/с</text:p>
          </table:table-cell>
          <table:table-cell table:style-name="Таблица2.A2" office:value-type="string">
            <text:p text:style-name="P2">4.5Мб/с</text:p>
          </table:table-cell>
          <table:table-cell table:style-name="Таблица2.E2" office:value-type="string">
            <text:p text:style-name="P2">7.8Мб/с</text:p>
          </table:table-cell>
        </table:table-row>
        <table:table-row table:style-name="Таблица2.3">
          <table:table-cell table:style-name="Таблица2.A2" office:value-type="string">
            <text:p text:style-name="P5">То же,</text:p>
            <text:p text:style-name="P2">1.2ГГц</text:p>
          </table:table-cell>
          <table:covered-table-cell/>
          <table:table-cell table:style-name="Таблица2.A2" office:value-type="string">
            <text:p text:style-name="P2">548Кб/с</text:p>
          </table:table-cell>
          <table:table-cell table:style-name="Таблица2.A2" office:value-type="string">
            <text:p text:style-name="P2">6.8Мб/с</text:p>
          </table:table-cell>
          <table:table-cell table:style-name="Таблица2.E2" office:value-type="string">
            <text:p text:style-name="P2">11.8Мб/с</text:p>
          </table:table-cell>
        </table:table-row>
        <table:table-row table:style-name="Таблица2.4">
          <table:table-cell table:style-name="Таблица2.A2" office:value-type="string">
            <text:p text:style-name="P2"><text:span text:style-name="T37">То же,</text:span> 1.5ГГц</text:p>
          </table:table-cell>
          <table:covered-table-cell/>
          <table:table-cell table:style-name="Таблица2.A2" office:value-type="string">
            <text:p text:style-name="P2">693Кб/с</text:p>
          </table:table-cell>
          <table:table-cell table:style-name="Таблица2.A2" office:value-type="string">
            <text:p text:style-name="P2">8.6Мб/с</text:p>
          </table:table-cell>
          <table:table-cell table:style-name="Таблица2.E2" office:value-type="string">
            <text:p text:style-name="P2">14.8Мб/с</text:p>
          </table:table-cell>
        </table:table-row>
        <table:table-row table:style-name="Таблица2.5">
          <table:table-cell table:style-name="Таблица2.A2" office:value-type="string">
            <text:p text:style-name="P2">ARM Cortex-A9<text:line-break/>RockChip RK3188<text:line-break/>1.8ГГц</text:p>
          </table:table-cell>
          <table:table-cell table:style-name="Таблица2.A2" office:value-type="string">
            <text:p text:style-name="P2">Кэш L1 <text:line-break/>Данные 32Кб<text:line-break/>Код 32Кб<text:line-break/>Кэш L2 512Кб<text:line-break/>4 ядра<text:line-break/>28нм</text:p>
          </table:table-cell>
          <table:table-cell table:style-name="Таблица2.A2" office:value-type="string">
            <text:p text:style-name="P2"/>
          </table:table-cell>
          <table:table-cell table:style-name="Таблица2.A2" office:value-type="string">
            <text:p text:style-name="P2">9.6Мб/с</text:p>
          </table:table-cell>
          <table:table-cell table:style-name="Таблица2.E2" office:value-type="string">
            <text:p text:style-name="P2">18.5Мб/с</text:p>
          </table:table-cell>
        </table:table-row>
        <table:table-row table:style-name="Таблица2.6">
          <table:table-cell table:style-name="Таблица2.A2" office:value-type="string">
            <text:p text:style-name="P2">ARMv7<text:line-break/>Qualcomm MSM 8974<text:line-break/>до 2.3ГГц</text:p>
          </table:table-cell>
          <table:table-cell table:style-name="Таблица2.A2" office:value-type="string">
            <text:p text:style-name="P2">Кэш L1 <text:line-break/>Данные 32Кб<text:line-break/>Код 32Кб<text:line-break/>Кэш L2 2Мб<text:line-break/>28нм</text:p>
          </table:table-cell>
          <table:table-cell table:style-name="Таблица2.A2" office:value-type="string">
            <text:p text:style-name="P2"/>
          </table:table-cell>
          <table:table-cell table:style-name="Таблица2.A2" office:value-type="string">
            <text:p text:style-name="P2"/>
          </table:table-cell>
          <table:table-cell table:style-name="Таблица2.E2" office:value-type="string">
            <text:p text:style-name="P2">33Мб/с</text:p>
          </table:table-cell>
        </table:table-row>
      </table:table>
      <text:h text:style-name="P46" text:outline-level="1"><text:soft-page-break/>Пример оптимизации</text:h>
      <text:p text:style-name="P14">В версии <text:span text:style-name="T55">[</text:span><text:span text:style-name="T55"><text:bookmark-ref text:reference-format="number" text:ref-name="__RefHeading__754_64425142">4</text:bookmark-ref></text:span><text:span text:style-name="T55">]</text:span> процедура шифрования выглядит следующим образом :</text:p>
      <text:p text:style-name="P31">void kuz_encrypt_block(kuz_key_t *key, void *blk)</text:p>
      <text:p text:style-name="P31">{</text:p>
      <text:p text:style-name="P31"><text:s/>int i;</text:p>
      <text:p text:style-name="P31"><text:s/>__m128i x;</text:p>
      <text:p text:style-name="P31"/>
      <text:p text:style-name="P31"><text:s/>x = *((__m128i *) blk);</text:p>
      <text:p text:style-name="P31"/>
      <text:p text:style-name="P31"><text:s/>for (i = 0; i &lt; 9; i++) {</text:p>
      <text:p text:style-name="P31"><text:s text:c="2"/>x ^= *((__m128i *) &amp;key-&gt;k[i]);</text:p>
      <text:p text:style-name="P31"><text:s text:c="2"/>x = kuz_pil_enc128[ 0][((uint8_t *) &amp;x)[ 0]] ^</text:p>
      <text:p text:style-name="P31"><text:s text:c="3"/>kuz_pil_enc128[ 1][((uint8_t *) &amp;x)[ 1]] ^</text:p>
      <text:p text:style-name="P31"><text:s text:c="3"/>kuz_pil_enc128[ 2][((uint8_t *) &amp;x)[ 2]] ^</text:p>
      <text:p text:style-name="P31"><text:s text:c="3"/>kuz_pil_enc128[ 3][((uint8_t *) &amp;x)[ 3]] ^</text:p>
      <text:p text:style-name="P31"><text:s text:c="3"/>kuz_pil_enc128[ 4][((uint8_t *) &amp;x)[ 4]] ^</text:p>
      <text:p text:style-name="P31"><text:s text:c="3"/>kuz_pil_enc128[ 5][((uint8_t *) &amp;x)[ 5]] ^</text:p>
      <text:p text:style-name="P31"><text:s text:c="3"/>kuz_pil_enc128[ 6][((uint8_t *) &amp;x)[ 6]] ^</text:p>
      <text:p text:style-name="P31"><text:s text:c="3"/>kuz_pil_enc128[ 7][((uint8_t *) &amp;x)[ 7]] ^</text:p>
      <text:p text:style-name="P31"><text:s text:c="3"/>kuz_pil_enc128[ 8][((uint8_t *) &amp;x)[ 8]] ^</text:p>
      <text:p text:style-name="P31"><text:s text:c="3"/>kuz_pil_enc128[ 9][((uint8_t *) &amp;x)[ 9]] ^</text:p>
      <text:p text:style-name="P31"><text:s text:c="3"/>kuz_pil_enc128[10][((uint8_t *) &amp;x)[10]] ^</text:p>
      <text:p text:style-name="P31"><text:s text:c="3"/>kuz_pil_enc128[11][((uint8_t *) &amp;x)[11]] ^</text:p>
      <text:p text:style-name="P31"><text:s text:c="3"/>kuz_pil_enc128[12][((uint8_t *) &amp;x)[12]] ^</text:p>
      <text:p text:style-name="P31"><text:s text:c="3"/>kuz_pil_enc128[13][((uint8_t *) &amp;x)[13]] ^</text:p>
      <text:p text:style-name="P31"><text:s text:c="3"/>kuz_pil_enc128[14][((uint8_t *) &amp;x)[14]] ^</text:p>
      <text:p text:style-name="P31"><text:s text:c="3"/>kuz_pil_enc128[15][((uint8_t *) &amp;x)[15]];</text:p>
      <text:p text:style-name="P31"><text:s/>}</text:p>
      <text:p text:style-name="P31"><text:s/>x ^= *((__m128i *) &amp;key-&gt;k[9]);</text:p>
      <text:p text:style-name="P31"/>
      <text:p text:style-name="P31"><text:s/>*((__m128i *) blk) = x;</text:p>
      <text:p text:style-name="P31">}</text:p>
      <text:p text:style-name="P13">Как мы видим, основную часть процедуры составляет длинная операция XOR <text:span text:style-name="T39">(исключающее ИЛИ)</text:span> над шестнадцатью 128-битными словами, которые находятся в таблице предвычислений (kuz_pil_enc128). <text:span text:style-name="T39">Размер таблицы составляет 64Кб, таким образом она не помещается в кэш данных процессоров ARM, что существенно замедляет шифрование.</text:span></text:p>
      <text:p text:style-name="P20">Для оптимизации операции используем групповые операции <text:span text:style-name="T47">загрузки в</text:span> регистр<text:span text:style-name="T47">ы</text:span> данных <text:span text:style-name="T47">и их последующую обработку с помощью eor (XOR)</text:span>:</text:p>
      <text:p text:style-name="Текст_20_программы"><text:s text:c="7"/>ldmia <text:s text:c="2"/>r10, {r2-r5} // load key data into R2-R5 </text:p>
      <text:p text:style-name="Текст_20_программы"><text:s text:c="7"/>eor <text:s text:c="4"/>r2, r2, r0 // R2-R5 = R2-R5 ^ R0:R1:R7:R8 </text:p>
      <text:p text:style-name="Текст_20_программы"><text:s text:c="7"/>eor <text:s text:c="4"/>r3, r3, r1 </text:p>
      <text:p text:style-name="Текст_20_программы"><text:s text:c="7"/>eor <text:s text:c="4"/>r4, r4, r7 </text:p>
      <text:p text:style-name="Текст_20_программы"><text:s text:c="7"/>eor <text:s text:c="4"/>r5, r5, r8 </text:p>
      <text:p text:style-name="P23"><text:soft-page-break/>При обработке данных необходимо по возможности позже использовать любой вычисленный операнд, т. к. в большинстве современных процессоров следующая команда может начинать выполняться, если она не использует регистров, формируемых предыдущими командами. <text:span text:style-name="T48">Обратите внимание на использование R2 — R5 в командах выше.</text:span></text:p>
      <text:p text:style-name="P21">Так как сопроцессор ARM NEON работает независимо от центрального процессора, передача данных из его регистров в регистры ЦП выполняется относительно медленно, а загрузка данных из регистров ЦП <text:span text:style-name="T43">в регистры сопроцессора </text:span>— быстро. Для эффективной работы программы с использованием сопроцессора, мы должны перемежать код, написанный для ЦП с кодом для сопроцессора. Тогда разница в скорости загрузки данных из сопроцессора в ЦП минимизируется.</text:p>
      <text:p text:style-name="P21">Пример перемежения кода <text:span text:style-name="T41">(выделенным шрифтом — команды сопроцессора)</text:span>:</text:p>
      <text:p text:style-name="Текст_20_программы"><text:s text:c="7"/>and <text:s text:c="4"/>r6, r2, #0xFF // R6 = _X.B[0] </text:p>
      <text:p text:style-name="Текст_20_программы"><text:s text:c="7"/>add <text:s text:c="4"/>r6, R14, r6, LSL #4 </text:p>
      <text:p text:style-name="Текст_20_программы"/>
      <text:p text:style-name="Текст_20_программы"><text:s text:c="7"/><text:span text:style-name="T42">VLDMIA <text:s/>R6, {q0} /* D0:D1 is data */ </text:span></text:p>
      <text:p text:style-name="Текст_20_программы"/>
      <text:p text:style-name="P33"><text:tab/> <text:s text:c="3"/><text:span text:style-name="T40">and</text:span> <text:s text:c="4"/>R6, R2, #0xFF00</text:p>
      <text:p text:style-name="P33"><text:s text:c="7"/>add <text:s text:c="4"/>R6, R14, R6, LSL #4 </text:p>
      <text:p text:style-name="P33"><text:s text:c="7"/>add <text:s text:c="4"/>R6, R6, #4096 * #1</text:p>
      <text:p text:style-name="Текст_20_программы"/>
      <text:p text:style-name="Текст_20_программы"><text:s text:c="7"/><text:span text:style-name="T42">VLDMIA <text:s/>R6, {q1} </text:span></text:p>
      <text:p text:style-name="P32"/>
      <text:p text:style-name="P33"><text:tab/> <text:s text:c="3"/><text:span text:style-name="T40">and</text:span> <text:s text:c="4"/>R7, R2, #0xFF00</text:p>
      <text:p text:style-name="P33"><text:s text:c="7"/>add <text:s text:c="4"/>R7, R14, R7, LSR #4 </text:p>
      <text:p text:style-name="P33"><text:s text:c="7"/>add <text:s text:c="4"/>R7, R7, #4096 * #1</text:p>
      <text:p text:style-name="P34"/>
      <text:p text:style-name="Текст_20_программы"><text:s text:c="7"/><text:span text:style-name="T42">VEOR <text:s text:c="3"/>q0, q0, q1 </text:span></text:p>
      <text:p text:style-name="P35"><text:s text:c="7"/>VLDMIA <text:s/>R7, {q2} </text:p>
      <text:p text:style-name="P28">Большую помощь в оптимизации с использованием инструкций ARM NEON оказал документ [<text:bookmark-ref text:reference-format="number" text:ref-name="__RefHeading__828_64425142">6</text:bookmark-ref>].</text:p>
      <text:h text:style-name="Heading_20_1" text:outline-level="1">Заключение</text:h>
      <text:p text:style-name="P24">Рассмотрены результаты работы по оптимизации алгоритма шифрования <text:s/>ГОСТ Р 34.12-2015<text:span text:style-name="T3"> с длиной блока 128 бит </text:span>для процессоров ARM.</text:p>
      <text:p text:style-name="Bibliography_20_Heading"/>
      <text:p text:style-name="P39">Литература</text:p>
      <text:list xml:id="list1442362781" text:style-name="L4">
        <text:list-item>
          <text:p text:style-name="P51"><text:bookmark-start text:name="__RefHeading__716_64425142"/>Национальный стандарт Российской Федерации ГОСТ 34.12‑2015 <text:a xlink:type="simple" xlink:href="https://tc26.ru/standard/gost/GOST_R_3412-2015.pdf" text:style-name="Internet_20_link" text:visited-style-name="Visited_20_Internet_20_Link">https://tc26.ru/standard/gost/GOST_R_3412-2015.pdf</text:a><text:bookmark-end text:name="__RefHeading__716_64425142"/></text:p>
        </text:list-item>
        <text:list-item>
          <text:p text:style-name="P52"><text:bookmark-start text:name="__RefHeading__726_64425142"/>Программная реализация <text:s/><text:span text:style-name="T50">ТК26 от </text:span>ОАО «Инфотекс» <text:a xlink:type="simple" xlink:href="http://tc26.ru/standard/gost/PR_GOSTR_bch_v9.zip" text:style-name="Internet_20_link" text:visited-style-name="Visited_20_Internet_20_Link">http://tc26.ru/standard/gost/PR_GOSTR_bch_v9.zip</text:a><text:bookmark-end text:name="__RefHeading__726_64425142"/></text:p>
        </text:list-item>
        <text:list-item>
          <text:p text:style-name="P53"><text:bookmark-start text:name="__RefHeading__742_64425142"/>Программная реализация от Arseny Aprelev <text:a xlink:type="simple" xlink:href="https://github.com/aprelev/libgost15" text:style-name="Internet_20_link" text:visited-style-name="Visited_20_Internet_20_Link">https://github.com/aprelev/libgost15</text:a><text:bookmark-end text:name="__RefHeading__742_64425142"/></text:p>
        </text:list-item>
        <text:list-item>
          <text:p text:style-name="P54"><text:bookmark-start text:name="__RefHeading__754_64425142"/>Программная реализация от <text:span text:style-name="T51">Markku-Juhani O. Saarinen </text:span><text:a xlink:type="simple" xlink:href="https://github.com/mjosaarinen/kuznechik" text:style-name="Internet_20_link" text:visited-style-name="Visited_20_Internet_20_Link"><text:span text:style-name="T51">https://github.com/mjosaarinen/kuznechik</text:span></text:a><text:bookmark-end text:name="__RefHeading__754_64425142"/></text:p>
        </text:list-item>
        <text:list-item>
          <text:p text:style-name="P62"><text:bookmark-start text:name="__RefHeading__787_64425142"/><text:span text:style-name="T53">Программная реализация от </text:span>Max Tishkov <text:a xlink:type="simple" xlink:href="https://github.com/MaXaMaR/kuznezhik" text:style-name="Internet_20_link" text:visited-style-name="Visited_20_Internet_20_Link"><text:span text:style-name="T53">https://github.com/MaXaMaR/kuznezhik</text:span></text:a><text:bookmark-end text:name="__RefHeading__787_64425142"/></text:p>
        </text:list-item>
        <text:list-item>
          <text:p text:style-name="P50"><text:bookmark-start text:name="__RefHeading__828_64425142"/><text:span text:style-name="T25">SIMD Assembly Tutorial: </text:span>ARM NEON <text:a xlink:type="simple" xlink:href="https://people.xiph.org/~tterribe/daala/neon_tutorial.pdf" text:style-name="Internet_20_link" text:visited-style-name="Visited_20_Internet_20_Link"><text:span text:style-name="T49">https://people.xiph.org/~tterribe/daala/neon_tutorial.pdf</text:span></text:a><text:bookmark-end text:name="__RefHeading__828_64425142"/></text:p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2" svg:font-family="OpenSymbol"/>
    <style:font-face style:name="Arial" svg:font-family="Arial" style:font-family-generic="roman"/>
    <style:font-face style:name="Courier New2" svg:font-family="'Courier New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3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0.21cm" loext:contextual-spacing="false" fo:text-align="center" style:justify-single-word="false" style:page-number="auto" style:shadow="none" fo:keep-with-next="always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style:line-height-at-least="0.019cm" fo:text-align="justify" style:justify-single-word="false" fo:text-indent="0.7cm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Times New Roman1" fo:font-family="'Times New Roman'" style:font-style-name="Полужирный" style:font-family-generic="roman" style:font-pitch="variable" fo:font-size="12pt" fo:font-weight="bold" style:font-size-asian="115%" style:font-weight-asian="normal" style:font-size-complex="115%" style:font-weight-complex="bold"/>
    </style:style>
    <style:style style:name="Abstract" style:family="paragraph" style:parent-style-name="Text_20_body" style:class="text">
      <style:paragraph-properties fo:margin-left="1cm" fo:margin-right="1cm" fo:margin-top="0cm" fo:margin-bottom="0cm" loext:contextual-spacing="false" fo:text-indent="0.7cm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 style:font-weight-asian="normal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variant="normal" fo:text-transform="none"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2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0pt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fo:font-weight="bold" style:font-size-asian="10.5pt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 style:master-page-name="">
      <style:paragraph-properties fo:margin-left="0cm" fo:margin-right="0cm" fo:margin-top="0cm" fo:margin-bottom="0.203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9pt" style:font-size-asian="10.5pt"/>
    </style:style>
    <style:style style:name="Frame_20_contents" style:display-name="Frame contents" style:family="paragraph" style:parent-style-name="Text_20_body" style:class="extra"/>
    <style:style style:name="Текст_20_программы" style:display-name="Текст программы" style:family="paragraph" style:parent-style-name="Text_20_body">
      <style:paragraph-properties fo:margin-top="0cm" fo:margin-bottom="0cm" loext:contextual-spacing="false" style:line-height-at-least="0cm" fo:text-align="start" style:justify-single-word="false"/>
      <style:text-properties style:font-name="Courier New" fo:font-family="'Courier New'" style:font-style-name="Обычный" style:font-family-generic="modern" style:font-pitch="fixed" fo:font-size="9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_3f__3f__3f__3f__3f__3f__3f__3f__3f__3f__3f__3f_" style:display-name="????????????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3f_" style:display-name="??????????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20__3f__3f__3f__3f__3f__3f_" style:display-name="???????? ??????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20__3f__3f__3f__3f__3f__3f_" style:display-name="?????? ??????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20__3f__3f__3f__3f__3f__3f_" style:display-name="??????? ??????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20__3f__3f__3f__3f__3f__3f__3f__3f__3f_" style:display-name="?????? ?????????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-_3f__3f__3f__3f__3f__3f_" style:display-name="????????-??????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2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" style:display-name="??????" style:family="paragraph" style:default-outline-level="">
      <style:paragraph-properties fo:margin-left="1.055cm" fo:margin-right="0cm" fo:margin-top="0cm" fo:margin-bottom="0cm" loext:contextual-spacing="false" fo:text-align="start" style:justify-single-word="false" fo:orphans="2" fo:widows="2" fo:text-indent="-1.055cm" style:auto-text-indent="false" style:writing-mode="lr-tb"/>
      <style:text-properties style:font-name="Times New Roman3" fo:font-family="'Times New Roman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20__3f__3f__3f__3f__3f__3f__3f__3f__3f_" style:display-name="????? ?????????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1.235cm" style:auto-text-indent="false" style:writing-mode="lr-tb"/>
      <style:text-properties style:font-name="Courier New2" fo:font-family="'Courier New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3f__20__3f__3f__3f__3f__3f__3f_" style:display-name="?????????? ??????" style:family="paragraph" style:default-outline-level="">
      <style:paragraph-properties fo:margin-left="0cm" fo:margin-right="0cm" fo:margin-top="0cm" fo:margin-bottom="0.351cm" loext:contextual-spacing="false" fo:text-align="start" style:justify-single-word="false" fo:orphans="2" fo:widows="2" fo:text-indent="1.235cm" style:auto-text-indent="false" style:writing-mode="lr-tb"/>
      <style:text-properties style:font-name="Times New Roman3" fo:font-family="'Times New Roman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20__3f__3f__3f__3f__3f__3f__3f_" style:display-name="????????? ???????" style:family="paragraph" style:default-outline-level="">
      <style:paragraph-properties fo:text-align="center" style:justify-single-word="false" fo:orphans="2" fo:widows="2" style:writing-mode="lr-tb"/>
      <style:text-properties style:font-name="Times New Roman3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3f__20__3f__3f__3f__3f__3f__3f__3f_" style:display-name="?????????? ???????" style:family="paragraph" style:default-outline-level="">
      <style:paragraph-properties fo:text-align="start" style:justify-single-word="false" fo:orphans="2" fo:widows="2" style:writing-mode="lr-tb"/>
      <style:text-properties style:font-name="Times New Roman3" fo:font-family="'Times New Roman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3f__3f__20__3f__3f__3f__3f__3f__3f__3f__3f__3f__3f__3f__3f__3f__20__3f__3f__3f__3f__3f__3f__20_1" style:display-name="??????????? ????????????? ?????? 1" style:family="paragraph" style:default-outline-level="">
      <style:paragraph-properties fo:margin-left="1.12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20__3f__3f__3f__3f__3f__3f__3f__3f__3f__3f__3f__3f_" style:display-name="????????? ????????????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3f__3f__3f__3f__20_1" style:display-name="????????????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20.108cm"/>
        </style:tab-stops>
      </style:paragraph-properties>
      <style:text-properties style:font-name="Lohit Hindi" fo:font-family="'Lohit Hindi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20__3f__20__3f__3f__3f__3f__3f__3f__3f__3f__20__3f__3f__3f__3f__3f__3f__3f_" style:display-name="????? ? ???????? ???????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20__3f__3f__3f__3f__3f__3f__3f__3f__3f__3f__20__3f__3f__3f__3f__3f_" style:display-name="??????? ?????????? ?????" style:family="paragraph" style:default-outline-level="">
      <style:paragraph-properties fo:text-align="start" style:justify-single-word="false" fo:orphans="2" fo:widows="2" style:writing-mode="lr-tb">
        <style:tab-stops>
          <style:tab-stop style:position="10.052cm"/>
          <style:tab-stop style:position="20.108cm"/>
        </style:tab-stops>
      </style:paragraph-properties>
      <style:text-properties style:font-name="Times New Roman3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20__3f__3f__3f__3f__3f__3f__3f__3f__3f__3f_" style:display-name="??????? ??????????" style:family="paragraph" style:default-outline-level="">
      <style:paragraph-properties fo:text-align="start" style:justify-single-word="false" fo:orphans="2" fo:widows="2" style:writing-mode="lr-tb">
        <style:tab-stops>
          <style:tab-stop style:position="10.052cm"/>
          <style:tab-stop style:position="20.108cm"/>
        </style:tab-stops>
      </style:paragraph-properties>
      <style:text-properties style:font-name="Times New Roman3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_20__3f__3f__3f__3f__3f__20__3f__20__3f__3f__3f__3f__3f__3f__3f__3f_" style:display-name="???????? ????? ? ????????" style:family="paragraph" style:default-outline-level="">
      <style:paragraph-properties fo:margin-left="0.88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Times New Roman3" fo:font-family="'Times New Roman'" style:font-family-generic="roman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_3f__3f__3f__3f__3f__3f__20__3f__3f__3f__3f__3f__3f__3f__3f__3f__3f_" style:display-name="?????? ??????????" style:family="paragraph" style:default-outline-level="">
      <style:paragraph-properties fo:text-align="start" style:justify-single-word="false" fo:orphans="2" fo:widows="2" style:writing-mode="lr-tb">
        <style:tab-stops>
          <style:tab-stop style:position="10.052cm"/>
          <style:tab-stop style:position="20.108cm"/>
        </style:tab-stops>
      </style:paragraph-properties>
      <style:text-properties style:font-name="Times New Roman3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_7e_LT_7e_Gliederung_20_1" style:display-name="????????1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_7e_LT_7e_Gliederung_20_2" style:display-name="????????1~LT~Gliederung 2" style:family="paragraph" style:parent-style-name="_3f__3f__3f__3f__3f__3f__3f__3f_1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_7e_LT_7e_Gliederung_20_3" style:display-name="????????1~LT~Gliederung 3" style:family="paragraph" style:parent-style-name="_3f__3f__3f__3f__3f__3f__3f__3f_1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_7e_LT_7e_Gliederung_20_4" style:display-name="????????1~LT~Gliederung 4" style:family="paragraph" style:parent-style-name="_3f__3f__3f__3f__3f__3f__3f__3f_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_7e_LT_7e_Gliederung_20_5" style:display-name="????????1~LT~Gliederung 5" style:family="paragraph" style:parent-style-name="_3f__3f__3f__3f__3f__3f__3f__3f_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_7e_LT_7e_Gliederung_20_6" style:display-name="????????1~LT~Gliederung 6" style:family="paragraph" style:parent-style-name="_3f__3f__3f__3f__3f__3f__3f__3f_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_7e_LT_7e_Gliederung_20_7" style:display-name="????????1~LT~Gliederung 7" style:family="paragraph" style:parent-style-name="_3f__3f__3f__3f__3f__3f__3f__3f_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_7e_LT_7e_Gliederung_20_8" style:display-name="????????1~LT~Gliederung 8" style:family="paragraph" style:parent-style-name="_3f__3f__3f__3f__3f__3f__3f__3f_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_7e_LT_7e_Gliederung_20_9" style:display-name="????????1~LT~Gliederung 9" style:family="paragraph" style:parent-style-name="_3f__3f__3f__3f__3f__3f__3f__3f_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_7e_LT_7e_Titel" style:display-name="????????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_7e_LT_7e_Untertitel" style:display-name="????????1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_7e_LT_7e_Notizen" style:display-name="????????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_7e_LT_7e_Hintergrundobjekte" style:display-name="????????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_7e_LT_7e_Hintergrund" style:display-name="????????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2_7e_LT_7e_Gliederung_20_1" style:display-name="????????2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2_7e_LT_7e_Gliederung_20_2" style:display-name="????????2~LT~Gliederung 2" style:family="paragraph" style:parent-style-name="_3f__3f__3f__3f__3f__3f__3f__3f_2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2_7e_LT_7e_Gliederung_20_3" style:display-name="????????2~LT~Gliederung 3" style:family="paragraph" style:parent-style-name="_3f__3f__3f__3f__3f__3f__3f__3f_2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2_7e_LT_7e_Gliederung_20_4" style:display-name="????????2~LT~Gliederung 4" style:family="paragraph" style:parent-style-name="_3f__3f__3f__3f__3f__3f__3f__3f_2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2_7e_LT_7e_Gliederung_20_5" style:display-name="????????2~LT~Gliederung 5" style:family="paragraph" style:parent-style-name="_3f__3f__3f__3f__3f__3f__3f__3f_2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2_7e_LT_7e_Gliederung_20_6" style:display-name="????????2~LT~Gliederung 6" style:family="paragraph" style:parent-style-name="_3f__3f__3f__3f__3f__3f__3f__3f_2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2_7e_LT_7e_Gliederung_20_7" style:display-name="????????2~LT~Gliederung 7" style:family="paragraph" style:parent-style-name="_3f__3f__3f__3f__3f__3f__3f__3f_2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2_7e_LT_7e_Gliederung_20_8" style:display-name="????????2~LT~Gliederung 8" style:family="paragraph" style:parent-style-name="_3f__3f__3f__3f__3f__3f__3f__3f_2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2_7e_LT_7e_Gliederung_20_9" style:display-name="????????2~LT~Gliederung 9" style:family="paragraph" style:parent-style-name="_3f__3f__3f__3f__3f__3f__3f__3f_2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2_7e_LT_7e_Titel" style:display-name="????????2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2_7e_LT_7e_Untertitel" style:display-name="????????2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2_7e_LT_7e_Notizen" style:display-name="????????2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2_7e_LT_7e_Hintergrundobjekte" style:display-name="????????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2_7e_LT_7e_Hintergrund" style:display-name="????????2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3_7e_LT_7e_Gliederung_20_1" style:display-name="????????3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3_7e_LT_7e_Gliederung_20_2" style:display-name="????????3~LT~Gliederung 2" style:family="paragraph" style:parent-style-name="_3f__3f__3f__3f__3f__3f__3f__3f_3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3_7e_LT_7e_Gliederung_20_3" style:display-name="????????3~LT~Gliederung 3" style:family="paragraph" style:parent-style-name="_3f__3f__3f__3f__3f__3f__3f__3f_3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3_7e_LT_7e_Gliederung_20_4" style:display-name="????????3~LT~Gliederung 4" style:family="paragraph" style:parent-style-name="_3f__3f__3f__3f__3f__3f__3f__3f_3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3_7e_LT_7e_Gliederung_20_5" style:display-name="????????3~LT~Gliederung 5" style:family="paragraph" style:parent-style-name="_3f__3f__3f__3f__3f__3f__3f__3f_3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3_7e_LT_7e_Gliederung_20_6" style:display-name="????????3~LT~Gliederung 6" style:family="paragraph" style:parent-style-name="_3f__3f__3f__3f__3f__3f__3f__3f_3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3_7e_LT_7e_Gliederung_20_7" style:display-name="????????3~LT~Gliederung 7" style:family="paragraph" style:parent-style-name="_3f__3f__3f__3f__3f__3f__3f__3f_3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3_7e_LT_7e_Gliederung_20_8" style:display-name="????????3~LT~Gliederung 8" style:family="paragraph" style:parent-style-name="_3f__3f__3f__3f__3f__3f__3f__3f_3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3_7e_LT_7e_Gliederung_20_9" style:display-name="????????3~LT~Gliederung 9" style:family="paragraph" style:parent-style-name="_3f__3f__3f__3f__3f__3f__3f__3f_3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3_7e_LT_7e_Titel" style:display-name="????????3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3_7e_LT_7e_Untertitel" style:display-name="????????3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3_7e_LT_7e_Notizen" style:display-name="????????3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3_7e_LT_7e_Hintergrundobjekte" style:display-name="????????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3_7e_LT_7e_Hintergrund" style:display-name="????????3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4_7e_LT_7e_Gliederung_20_1" style:display-name="????????4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4_7e_LT_7e_Gliederung_20_2" style:display-name="????????4~LT~Gliederung 2" style:family="paragraph" style:parent-style-name="_3f__3f__3f__3f__3f__3f__3f__3f_4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4_7e_LT_7e_Gliederung_20_3" style:display-name="????????4~LT~Gliederung 3" style:family="paragraph" style:parent-style-name="_3f__3f__3f__3f__3f__3f__3f__3f_4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4_7e_LT_7e_Gliederung_20_4" style:display-name="????????4~LT~Gliederung 4" style:family="paragraph" style:parent-style-name="_3f__3f__3f__3f__3f__3f__3f__3f_4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4_7e_LT_7e_Gliederung_20_5" style:display-name="????????4~LT~Gliederung 5" style:family="paragraph" style:parent-style-name="_3f__3f__3f__3f__3f__3f__3f__3f_4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4_7e_LT_7e_Gliederung_20_6" style:display-name="????????4~LT~Gliederung 6" style:family="paragraph" style:parent-style-name="_3f__3f__3f__3f__3f__3f__3f__3f_4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4_7e_LT_7e_Gliederung_20_7" style:display-name="????????4~LT~Gliederung 7" style:family="paragraph" style:parent-style-name="_3f__3f__3f__3f__3f__3f__3f__3f_4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4_7e_LT_7e_Gliederung_20_8" style:display-name="????????4~LT~Gliederung 8" style:family="paragraph" style:parent-style-name="_3f__3f__3f__3f__3f__3f__3f__3f_4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4_7e_LT_7e_Gliederung_20_9" style:display-name="????????4~LT~Gliederung 9" style:family="paragraph" style:parent-style-name="_3f__3f__3f__3f__3f__3f__3f__3f_4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4_7e_LT_7e_Titel" style:display-name="????????4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4_7e_LT_7e_Untertitel" style:display-name="????????4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4_7e_LT_7e_Notizen" style:display-name="????????4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4_7e_LT_7e_Hintergrundobjekte" style:display-name="????????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4_7e_LT_7e_Hintergrund" style:display-name="????????4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5_7e_LT_7e_Gliederung_20_1" style:display-name="????????5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5_7e_LT_7e_Gliederung_20_2" style:display-name="????????5~LT~Gliederung 2" style:family="paragraph" style:parent-style-name="_3f__3f__3f__3f__3f__3f__3f__3f_5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5_7e_LT_7e_Gliederung_20_3" style:display-name="????????5~LT~Gliederung 3" style:family="paragraph" style:parent-style-name="_3f__3f__3f__3f__3f__3f__3f__3f_5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5_7e_LT_7e_Gliederung_20_4" style:display-name="????????5~LT~Gliederung 4" style:family="paragraph" style:parent-style-name="_3f__3f__3f__3f__3f__3f__3f__3f_5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5_7e_LT_7e_Gliederung_20_5" style:display-name="????????5~LT~Gliederung 5" style:family="paragraph" style:parent-style-name="_3f__3f__3f__3f__3f__3f__3f__3f_5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5_7e_LT_7e_Gliederung_20_6" style:display-name="????????5~LT~Gliederung 6" style:family="paragraph" style:parent-style-name="_3f__3f__3f__3f__3f__3f__3f__3f_5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5_7e_LT_7e_Gliederung_20_7" style:display-name="????????5~LT~Gliederung 7" style:family="paragraph" style:parent-style-name="_3f__3f__3f__3f__3f__3f__3f__3f_5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5_7e_LT_7e_Gliederung_20_8" style:display-name="????????5~LT~Gliederung 8" style:family="paragraph" style:parent-style-name="_3f__3f__3f__3f__3f__3f__3f__3f_5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5_7e_LT_7e_Gliederung_20_9" style:display-name="????????5~LT~Gliederung 9" style:family="paragraph" style:parent-style-name="_3f__3f__3f__3f__3f__3f__3f__3f_5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5_7e_LT_7e_Titel" style:display-name="????????5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5_7e_LT_7e_Untertitel" style:display-name="????????5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5_7e_LT_7e_Notizen" style:display-name="????????5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5_7e_LT_7e_Hintergrundobjekte" style:display-name="????????5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5_7e_LT_7e_Hintergrund" style:display-name="????????5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6_7e_LT_7e_Gliederung_20_1" style:display-name="????????6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6_7e_LT_7e_Gliederung_20_2" style:display-name="????????6~LT~Gliederung 2" style:family="paragraph" style:parent-style-name="_3f__3f__3f__3f__3f__3f__3f__3f_6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6_7e_LT_7e_Gliederung_20_3" style:display-name="????????6~LT~Gliederung 3" style:family="paragraph" style:parent-style-name="_3f__3f__3f__3f__3f__3f__3f__3f_6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6_7e_LT_7e_Gliederung_20_4" style:display-name="????????6~LT~Gliederung 4" style:family="paragraph" style:parent-style-name="_3f__3f__3f__3f__3f__3f__3f__3f_6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6_7e_LT_7e_Gliederung_20_5" style:display-name="????????6~LT~Gliederung 5" style:family="paragraph" style:parent-style-name="_3f__3f__3f__3f__3f__3f__3f__3f_6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6_7e_LT_7e_Gliederung_20_6" style:display-name="????????6~LT~Gliederung 6" style:family="paragraph" style:parent-style-name="_3f__3f__3f__3f__3f__3f__3f__3f_6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6_7e_LT_7e_Gliederung_20_7" style:display-name="????????6~LT~Gliederung 7" style:family="paragraph" style:parent-style-name="_3f__3f__3f__3f__3f__3f__3f__3f_6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6_7e_LT_7e_Gliederung_20_8" style:display-name="????????6~LT~Gliederung 8" style:family="paragraph" style:parent-style-name="_3f__3f__3f__3f__3f__3f__3f__3f_6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6_7e_LT_7e_Gliederung_20_9" style:display-name="????????6~LT~Gliederung 9" style:family="paragraph" style:parent-style-name="_3f__3f__3f__3f__3f__3f__3f__3f_6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6_7e_LT_7e_Titel" style:display-name="????????6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6_7e_LT_7e_Untertitel" style:display-name="????????6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6_7e_LT_7e_Notizen" style:display-name="????????6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6_7e_LT_7e_Hintergrundobjekte" style:display-name="????????6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6_7e_LT_7e_Hintergrund" style:display-name="????????6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7_7e_LT_7e_Gliederung_20_1" style:display-name="????????7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7_7e_LT_7e_Gliederung_20_2" style:display-name="????????7~LT~Gliederung 2" style:family="paragraph" style:parent-style-name="_3f__3f__3f__3f__3f__3f__3f__3f_7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7_7e_LT_7e_Gliederung_20_3" style:display-name="????????7~LT~Gliederung 3" style:family="paragraph" style:parent-style-name="_3f__3f__3f__3f__3f__3f__3f__3f_7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7_7e_LT_7e_Gliederung_20_4" style:display-name="????????7~LT~Gliederung 4" style:family="paragraph" style:parent-style-name="_3f__3f__3f__3f__3f__3f__3f__3f_7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7_7e_LT_7e_Gliederung_20_5" style:display-name="????????7~LT~Gliederung 5" style:family="paragraph" style:parent-style-name="_3f__3f__3f__3f__3f__3f__3f__3f_7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7_7e_LT_7e_Gliederung_20_6" style:display-name="????????7~LT~Gliederung 6" style:family="paragraph" style:parent-style-name="_3f__3f__3f__3f__3f__3f__3f__3f_7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7_7e_LT_7e_Gliederung_20_7" style:display-name="????????7~LT~Gliederung 7" style:family="paragraph" style:parent-style-name="_3f__3f__3f__3f__3f__3f__3f__3f_7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7_7e_LT_7e_Gliederung_20_8" style:display-name="????????7~LT~Gliederung 8" style:family="paragraph" style:parent-style-name="_3f__3f__3f__3f__3f__3f__3f__3f_7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7_7e_LT_7e_Gliederung_20_9" style:display-name="????????7~LT~Gliederung 9" style:family="paragraph" style:parent-style-name="_3f__3f__3f__3f__3f__3f__3f__3f_7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7_7e_LT_7e_Titel" style:display-name="????????7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7_7e_LT_7e_Untertitel" style:display-name="????????7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7_7e_LT_7e_Notizen" style:display-name="????????7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7_7e_LT_7e_Hintergrundobjekte" style:display-name="????????7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7_7e_LT_7e_Hintergrund" style:display-name="????????7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8_7e_LT_7e_Gliederung_20_1" style:display-name="????????8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8_7e_LT_7e_Gliederung_20_2" style:display-name="????????8~LT~Gliederung 2" style:family="paragraph" style:parent-style-name="_3f__3f__3f__3f__3f__3f__3f__3f_8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8_7e_LT_7e_Gliederung_20_3" style:display-name="????????8~LT~Gliederung 3" style:family="paragraph" style:parent-style-name="_3f__3f__3f__3f__3f__3f__3f__3f_8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8_7e_LT_7e_Gliederung_20_4" style:display-name="????????8~LT~Gliederung 4" style:family="paragraph" style:parent-style-name="_3f__3f__3f__3f__3f__3f__3f__3f_8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8_7e_LT_7e_Gliederung_20_5" style:display-name="????????8~LT~Gliederung 5" style:family="paragraph" style:parent-style-name="_3f__3f__3f__3f__3f__3f__3f__3f_8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8_7e_LT_7e_Gliederung_20_6" style:display-name="????????8~LT~Gliederung 6" style:family="paragraph" style:parent-style-name="_3f__3f__3f__3f__3f__3f__3f__3f_8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8_7e_LT_7e_Gliederung_20_7" style:display-name="????????8~LT~Gliederung 7" style:family="paragraph" style:parent-style-name="_3f__3f__3f__3f__3f__3f__3f__3f_8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8_7e_LT_7e_Gliederung_20_8" style:display-name="????????8~LT~Gliederung 8" style:family="paragraph" style:parent-style-name="_3f__3f__3f__3f__3f__3f__3f__3f_8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8_7e_LT_7e_Gliederung_20_9" style:display-name="????????8~LT~Gliederung 9" style:family="paragraph" style:parent-style-name="_3f__3f__3f__3f__3f__3f__3f__3f_8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8_7e_LT_7e_Titel" style:display-name="????????8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8_7e_LT_7e_Untertitel" style:display-name="????????8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8_7e_LT_7e_Notizen" style:display-name="????????8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8_7e_LT_7e_Hintergrundobjekte" style:display-name="????????8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8_7e_LT_7e_Hintergrund" style:display-name="????????8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9_7e_LT_7e_Gliederung_20_1" style:display-name="????????9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9_7e_LT_7e_Gliederung_20_2" style:display-name="????????9~LT~Gliederung 2" style:family="paragraph" style:parent-style-name="_3f__3f__3f__3f__3f__3f__3f__3f_9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9_7e_LT_7e_Gliederung_20_3" style:display-name="????????9~LT~Gliederung 3" style:family="paragraph" style:parent-style-name="_3f__3f__3f__3f__3f__3f__3f__3f_9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9_7e_LT_7e_Gliederung_20_4" style:display-name="????????9~LT~Gliederung 4" style:family="paragraph" style:parent-style-name="_3f__3f__3f__3f__3f__3f__3f__3f_9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9_7e_LT_7e_Gliederung_20_5" style:display-name="????????9~LT~Gliederung 5" style:family="paragraph" style:parent-style-name="_3f__3f__3f__3f__3f__3f__3f__3f_9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9_7e_LT_7e_Gliederung_20_6" style:display-name="????????9~LT~Gliederung 6" style:family="paragraph" style:parent-style-name="_3f__3f__3f__3f__3f__3f__3f__3f_9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9_7e_LT_7e_Gliederung_20_7" style:display-name="????????9~LT~Gliederung 7" style:family="paragraph" style:parent-style-name="_3f__3f__3f__3f__3f__3f__3f__3f_9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9_7e_LT_7e_Gliederung_20_8" style:display-name="????????9~LT~Gliederung 8" style:family="paragraph" style:parent-style-name="_3f__3f__3f__3f__3f__3f__3f__3f_9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9_7e_LT_7e_Gliederung_20_9" style:display-name="????????9~LT~Gliederung 9" style:family="paragraph" style:parent-style-name="_3f__3f__3f__3f__3f__3f__3f__3f_9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9_7e_LT_7e_Titel" style:display-name="????????9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9_7e_LT_7e_Untertitel" style:display-name="????????9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9_7e_LT_7e_Notizen" style:display-name="????????9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9_7e_LT_7e_Hintergrundobjekte" style:display-name="????????9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9_7e_LT_7e_Hintergrund" style:display-name="????????9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0_7e_LT_7e_Gliederung_20_1" style:display-name="????????10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0_7e_LT_7e_Gliederung_20_2" style:display-name="????????10~LT~Gliederung 2" style:family="paragraph" style:parent-style-name="_3f__3f__3f__3f__3f__3f__3f__3f_10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0_7e_LT_7e_Gliederung_20_3" style:display-name="????????10~LT~Gliederung 3" style:family="paragraph" style:parent-style-name="_3f__3f__3f__3f__3f__3f__3f__3f_10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0_7e_LT_7e_Gliederung_20_4" style:display-name="????????10~LT~Gliederung 4" style:family="paragraph" style:parent-style-name="_3f__3f__3f__3f__3f__3f__3f__3f_10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0_7e_LT_7e_Gliederung_20_5" style:display-name="????????10~LT~Gliederung 5" style:family="paragraph" style:parent-style-name="_3f__3f__3f__3f__3f__3f__3f__3f_10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0_7e_LT_7e_Gliederung_20_6" style:display-name="????????10~LT~Gliederung 6" style:family="paragraph" style:parent-style-name="_3f__3f__3f__3f__3f__3f__3f__3f_10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0_7e_LT_7e_Gliederung_20_7" style:display-name="????????10~LT~Gliederung 7" style:family="paragraph" style:parent-style-name="_3f__3f__3f__3f__3f__3f__3f__3f_10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0_7e_LT_7e_Gliederung_20_8" style:display-name="????????10~LT~Gliederung 8" style:family="paragraph" style:parent-style-name="_3f__3f__3f__3f__3f__3f__3f__3f_10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0_7e_LT_7e_Gliederung_20_9" style:display-name="????????10~LT~Gliederung 9" style:family="paragraph" style:parent-style-name="_3f__3f__3f__3f__3f__3f__3f__3f_10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0_7e_LT_7e_Titel" style:display-name="????????10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0_7e_LT_7e_Untertitel" style:display-name="????????10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0_7e_LT_7e_Notizen" style:display-name="????????10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0_7e_LT_7e_Hintergrundobjekte" style:display-name="????????10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0_7e_LT_7e_Hintergrund" style:display-name="????????10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1_7e_LT_7e_Gliederung_20_1" style:display-name="????????11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1_7e_LT_7e_Gliederung_20_2" style:display-name="????????11~LT~Gliederung 2" style:family="paragraph" style:parent-style-name="_3f__3f__3f__3f__3f__3f__3f__3f_11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1_7e_LT_7e_Gliederung_20_3" style:display-name="????????11~LT~Gliederung 3" style:family="paragraph" style:parent-style-name="_3f__3f__3f__3f__3f__3f__3f__3f_11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1_7e_LT_7e_Gliederung_20_4" style:display-name="????????11~LT~Gliederung 4" style:family="paragraph" style:parent-style-name="_3f__3f__3f__3f__3f__3f__3f__3f_1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1_7e_LT_7e_Gliederung_20_5" style:display-name="????????11~LT~Gliederung 5" style:family="paragraph" style:parent-style-name="_3f__3f__3f__3f__3f__3f__3f__3f_1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1_7e_LT_7e_Gliederung_20_6" style:display-name="????????11~LT~Gliederung 6" style:family="paragraph" style:parent-style-name="_3f__3f__3f__3f__3f__3f__3f__3f_1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1_7e_LT_7e_Gliederung_20_7" style:display-name="????????11~LT~Gliederung 7" style:family="paragraph" style:parent-style-name="_3f__3f__3f__3f__3f__3f__3f__3f_1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1_7e_LT_7e_Gliederung_20_8" style:display-name="????????11~LT~Gliederung 8" style:family="paragraph" style:parent-style-name="_3f__3f__3f__3f__3f__3f__3f__3f_1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1_7e_LT_7e_Gliederung_20_9" style:display-name="????????11~LT~Gliederung 9" style:family="paragraph" style:parent-style-name="_3f__3f__3f__3f__3f__3f__3f__3f_1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1_7e_LT_7e_Titel" style:display-name="????????1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1_7e_LT_7e_Untertitel" style:display-name="????????11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1_7e_LT_7e_Notizen" style:display-name="????????1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1_7e_LT_7e_Hintergrundobjekte" style:display-name="????????1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1_7e_LT_7e_Hintergrund" style:display-name="????????1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2_7e_LT_7e_Gliederung_20_1" style:display-name="????????12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2_7e_LT_7e_Gliederung_20_2" style:display-name="????????12~LT~Gliederung 2" style:family="paragraph" style:parent-style-name="_3f__3f__3f__3f__3f__3f__3f__3f_12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2_7e_LT_7e_Gliederung_20_3" style:display-name="????????12~LT~Gliederung 3" style:family="paragraph" style:parent-style-name="_3f__3f__3f__3f__3f__3f__3f__3f_12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2_7e_LT_7e_Gliederung_20_4" style:display-name="????????12~LT~Gliederung 4" style:family="paragraph" style:parent-style-name="_3f__3f__3f__3f__3f__3f__3f__3f_12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2_7e_LT_7e_Gliederung_20_5" style:display-name="????????12~LT~Gliederung 5" style:family="paragraph" style:parent-style-name="_3f__3f__3f__3f__3f__3f__3f__3f_12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2_7e_LT_7e_Gliederung_20_6" style:display-name="????????12~LT~Gliederung 6" style:family="paragraph" style:parent-style-name="_3f__3f__3f__3f__3f__3f__3f__3f_12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2_7e_LT_7e_Gliederung_20_7" style:display-name="????????12~LT~Gliederung 7" style:family="paragraph" style:parent-style-name="_3f__3f__3f__3f__3f__3f__3f__3f_12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2_7e_LT_7e_Gliederung_20_8" style:display-name="????????12~LT~Gliederung 8" style:family="paragraph" style:parent-style-name="_3f__3f__3f__3f__3f__3f__3f__3f_12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2_7e_LT_7e_Gliederung_20_9" style:display-name="????????12~LT~Gliederung 9" style:family="paragraph" style:parent-style-name="_3f__3f__3f__3f__3f__3f__3f__3f_12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2_7e_LT_7e_Titel" style:display-name="????????12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2_7e_LT_7e_Untertitel" style:display-name="????????12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2_7e_LT_7e_Notizen" style:display-name="????????12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2_7e_LT_7e_Hintergrundobjekte" style:display-name="????????1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2_7e_LT_7e_Hintergrund" style:display-name="????????12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3_7e_LT_7e_Gliederung_20_1" style:display-name="????????13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3_7e_LT_7e_Gliederung_20_2" style:display-name="????????13~LT~Gliederung 2" style:family="paragraph" style:parent-style-name="_3f__3f__3f__3f__3f__3f__3f__3f_13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3_7e_LT_7e_Gliederung_20_3" style:display-name="????????13~LT~Gliederung 3" style:family="paragraph" style:parent-style-name="_3f__3f__3f__3f__3f__3f__3f__3f_13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3_7e_LT_7e_Gliederung_20_4" style:display-name="????????13~LT~Gliederung 4" style:family="paragraph" style:parent-style-name="_3f__3f__3f__3f__3f__3f__3f__3f_13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3_7e_LT_7e_Gliederung_20_5" style:display-name="????????13~LT~Gliederung 5" style:family="paragraph" style:parent-style-name="_3f__3f__3f__3f__3f__3f__3f__3f_13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3_7e_LT_7e_Gliederung_20_6" style:display-name="????????13~LT~Gliederung 6" style:family="paragraph" style:parent-style-name="_3f__3f__3f__3f__3f__3f__3f__3f_13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3_7e_LT_7e_Gliederung_20_7" style:display-name="????????13~LT~Gliederung 7" style:family="paragraph" style:parent-style-name="_3f__3f__3f__3f__3f__3f__3f__3f_13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3_7e_LT_7e_Gliederung_20_8" style:display-name="????????13~LT~Gliederung 8" style:family="paragraph" style:parent-style-name="_3f__3f__3f__3f__3f__3f__3f__3f_13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3_7e_LT_7e_Gliederung_20_9" style:display-name="????????13~LT~Gliederung 9" style:family="paragraph" style:parent-style-name="_3f__3f__3f__3f__3f__3f__3f__3f_13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3_7e_LT_7e_Titel" style:display-name="????????13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3_7e_LT_7e_Untertitel" style:display-name="????????13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3_7e_LT_7e_Notizen" style:display-name="????????13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3_7e_LT_7e_Hintergrundobjekte" style:display-name="????????1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3_7e_LT_7e_Hintergrund" style:display-name="????????13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4_7e_LT_7e_Gliederung_20_1" style:display-name="????????14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4_7e_LT_7e_Gliederung_20_2" style:display-name="????????14~LT~Gliederung 2" style:family="paragraph" style:parent-style-name="_3f__3f__3f__3f__3f__3f__3f__3f_14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4_7e_LT_7e_Gliederung_20_3" style:display-name="????????14~LT~Gliederung 3" style:family="paragraph" style:parent-style-name="_3f__3f__3f__3f__3f__3f__3f__3f_14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4_7e_LT_7e_Gliederung_20_4" style:display-name="????????14~LT~Gliederung 4" style:family="paragraph" style:parent-style-name="_3f__3f__3f__3f__3f__3f__3f__3f_14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4_7e_LT_7e_Gliederung_20_5" style:display-name="????????14~LT~Gliederung 5" style:family="paragraph" style:parent-style-name="_3f__3f__3f__3f__3f__3f__3f__3f_14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4_7e_LT_7e_Gliederung_20_6" style:display-name="????????14~LT~Gliederung 6" style:family="paragraph" style:parent-style-name="_3f__3f__3f__3f__3f__3f__3f__3f_14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4_7e_LT_7e_Gliederung_20_7" style:display-name="????????14~LT~Gliederung 7" style:family="paragraph" style:parent-style-name="_3f__3f__3f__3f__3f__3f__3f__3f_14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4_7e_LT_7e_Gliederung_20_8" style:display-name="????????14~LT~Gliederung 8" style:family="paragraph" style:parent-style-name="_3f__3f__3f__3f__3f__3f__3f__3f_14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4_7e_LT_7e_Gliederung_20_9" style:display-name="????????14~LT~Gliederung 9" style:family="paragraph" style:parent-style-name="_3f__3f__3f__3f__3f__3f__3f__3f_14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4_7e_LT_7e_Titel" style:display-name="????????14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4_7e_LT_7e_Untertitel" style:display-name="????????14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4_7e_LT_7e_Notizen" style:display-name="????????14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4_7e_LT_7e_Hintergrundobjekte" style:display-name="????????1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4_7e_LT_7e_Hintergrund" style:display-name="????????14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5_7e_LT_7e_Gliederung_20_1" style:display-name="????????15~LT~Gliederung 1" style:family="paragraph" style:default-outline-level="">
      <style:paragraph-properties fo:margin-left="0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5_7e_LT_7e_Gliederung_20_2" style:display-name="????????15~LT~Gliederung 2" style:family="paragraph" style:parent-style-name="_3f__3f__3f__3f__3f__3f__3f__3f_15_7e_LT_7e_Gliederung_20_1" style:default-outline-level="">
      <style:paragraph-properties fo:margin-left="0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15_7e_LT_7e_Gliederung_20_3" style:display-name="????????15~LT~Gliederung 3" style:family="paragraph" style:parent-style-name="_3f__3f__3f__3f__3f__3f__3f__3f_15_7e_LT_7e_Gliederung_20_2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15_7e_LT_7e_Gliederung_20_4" style:display-name="????????15~LT~Gliederung 4" style:family="paragraph" style:parent-style-name="_3f__3f__3f__3f__3f__3f__3f__3f_15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5_7e_LT_7e_Gliederung_20_5" style:display-name="????????15~LT~Gliederung 5" style:family="paragraph" style:parent-style-name="_3f__3f__3f__3f__3f__3f__3f__3f_15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5_7e_LT_7e_Gliederung_20_6" style:display-name="????????15~LT~Gliederung 6" style:family="paragraph" style:parent-style-name="_3f__3f__3f__3f__3f__3f__3f__3f_15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5_7e_LT_7e_Gliederung_20_7" style:display-name="????????15~LT~Gliederung 7" style:family="paragraph" style:parent-style-name="_3f__3f__3f__3f__3f__3f__3f__3f_15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5_7e_LT_7e_Gliederung_20_8" style:display-name="????????15~LT~Gliederung 8" style:family="paragraph" style:parent-style-name="_3f__3f__3f__3f__3f__3f__3f__3f_15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5_7e_LT_7e_Gliederung_20_9" style:display-name="????????15~LT~Gliederung 9" style:family="paragraph" style:parent-style-name="_3f__3f__3f__3f__3f__3f__3f__3f_15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15_7e_LT_7e_Titel" style:display-name="????????15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5_7e_LT_7e_Untertitel" style:display-name="????????15~LT~Untertitel" style:family="paragraph" style:default-outline-level="">
      <style:paragraph-properties fo:margin-left="0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5_7e_LT_7e_Notizen" style:display-name="????????15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3f__3f_15_7e_LT_7e_Hintergrundobjekte" style:display-name="????????15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3f__3f_15_7e_LT_7e_Hintergrund" style:display-name="????????15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20__3f__3f__3f__3f__3f__7e_LT_7e_Gliederung_20_1" style:display-name="?????? 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20__3f__3f__3f__3f__3f__7e_LT_7e_Gliederung_20_2" style:display-name="?????? ?????~LT~Gliederung 2" style:family="paragraph" style:parent-style-name="_3f__3f__3f__3f__3f__3f__20__3f__3f__3f__3f__3f_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_3f__3f__3f__3f__3f__7e_LT_7e_Gliederung_20_3" style:display-name="?????? ?????~LT~Gliederung 3" style:family="paragraph" style:parent-style-name="_3f__3f__3f__3f__3f__3f__20__3f__3f__3f__3f__3f_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Gliederung_20_4" style:display-name="?????? ?????~LT~Gliederung 4" style:family="paragraph" style:parent-style-name="_3f__3f__3f__3f__3f__3f__20__3f__3f__3f__3f__3f_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Gliederung_20_5" style:display-name="?????? ?????~LT~Gliederung 5" style:family="paragraph" style:parent-style-name="_3f__3f__3f__3f__3f__3f__20__3f__3f__3f__3f__3f_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Gliederung_20_6" style:display-name="?????? ?????~LT~Gliederung 6" style:family="paragraph" style:parent-style-name="_3f__3f__3f__3f__3f__3f__20__3f__3f__3f__3f__3f_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Gliederung_20_7" style:display-name="?????? ?????~LT~Gliederung 7" style:family="paragraph" style:parent-style-name="_3f__3f__3f__3f__3f__3f__20__3f__3f__3f__3f__3f_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Gliederung_20_8" style:display-name="?????? ?????~LT~Gliederung 8" style:family="paragraph" style:parent-style-name="_3f__3f__3f__3f__3f__3f__20__3f__3f__3f__3f__3f_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Gliederung_20_9" style:display-name="?????? ?????~LT~Gliederung 9" style:family="paragraph" style:parent-style-name="_3f__3f__3f__3f__3f__3f__20__3f__3f__3f__3f__3f_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3f__3f__7e_LT_7e_Titel" style:display-name="?????? 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20__3f__3f__3f__3f__3f__7e_LT_7e_Untertitel" style:display-name="?????? 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20__3f__3f__3f__3f__3f__7e_LT_7e_Notizen" style:display-name="?????? 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_20__3f__3f__3f__3f__3f__7e_LT_7e_Hintergrundobjekte" style:display-name="?????? 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3f__3f__3f__3f__20__3f__3f__3f__3f__3f__7e_LT_7e_Hintergrund" style:display-name="?????? 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Bibliography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136cm" fo:margin-bottom="1.7cm" fo:margin-left="1.7cm" fo:margin-right="1.7cm" style:shadow="none" fo:background-color="transparent" style:writing-mode="lr-tb" style:layout-grid-color="#c0c0c0" style:layout-grid-lines="31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8:28:32.50</meta:creation-date>
    <meta:editing-duration>PT17H14M43S</meta:editing-duration>
    <meta:editing-cycles>145</meta:editing-cycles>
    <meta:generator>LibreOffice/5.4.1.2$Windows_X86_64 LibreOffice_project/ea7cb86e6eeb2bf3a5af73a8f7777ac570321527</meta:generator>
    <dc:date>2017-12-14T23:24:04.492000000</dc:date>
    <meta:document-statistic meta:table-count="2" meta:image-count="0" meta:object-count="0" meta:page-count="7" meta:paragraph-count="149" meta:word-count="1287" meta:character-count="9604" meta:non-whitespace-character-count="8229"/>
  </office:meta>
</office:document-meta>
</file>